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56cm"/>
    </style:style>
    <style:style style:name="co10" style:family="table-column">
      <style:table-column-properties fo:break-before="auto" style:column-width="5.4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36"/>
    <style:style style:name="ce62" style:family="table-cell" style:parent-style-name="Default" style:data-style-name="N36">
      <style:text-properties fo:color="#808080"/>
    </style:style>
    <style:style style:name="ce64" style:family="table-cell" style:parent-style-name="Default" style:data-style-name="N36">
      <style:text-properties fo:color="#808080" style:font-name="Liberation Sans" style:font-name-asian="Liberation Sans"/>
    </style:style>
    <style:style style:name="ce66" style:family="table-cell" style:parent-style-name="Default" style:data-style-name="N36">
      <style:text-properties fo:color="#666666" style:font-name="Liberation Sans" style:font-name-asian="Liberation Sans"/>
    </style:style>
    <style:style style:name="ce69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59" style:family="table-cell" style:parent-style-name="Default" style:data-style-name="N36"/>
    <style:style style:name="ce70" style:family="table-cell" style:parent-style-name="Default">
      <style:text-properties fo:color="#808080"/>
    </style:style>
    <style:style style:name="ce72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fo:color="#666666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0" style:family="table-cell" style:parent-style-name="Default">
      <style:text-properties fo:color="#808080" style:font-name="Liberation Sans" style:font-name-asian="Liberation Sans"/>
    </style:style>
    <style:style style:name="ce17" style:family="table-cell" style:parent-style-name="Default" style:data-style-name="N113"/>
    <style:style style:name="ce82" style:family="table-cell" style:parent-style-name="Default" style:data-style-name="N113">
      <style:text-properties fo:color="#808080"/>
    </style:style>
    <style:style style:name="ce83" style:family="table-cell" style:parent-style-name="Default" style:data-style-name="N113">
      <style:text-properties fo:color="#808080" style:font-name="Liberation Sans" style:font-name-asian="Liberation Sans"/>
    </style:style>
    <style:style style:name="ce84" style:family="table-cell" style:parent-style-name="Default" style:data-style-name="N113">
      <style:text-properties fo:color="#666666"/>
    </style:style>
    <style:style style:name="ce85" style:family="table-cell" style:parent-style-name="Default" style:data-style-name="N113">
      <style:text-properties fo:color="#808080" fo:font-weight="bold" style:font-weight-asian="bold" style:font-weight-complex="bold"/>
    </style:style>
    <style:style style:name="ce81" style:family="table-cell" style:parent-style-name="Default" style:data-style-name="N113"/>
    <style:style style:name="ce23" style:family="table-cell" style:parent-style-name="Default" style:data-style-name="N3"/>
    <style:style style:name="ce87" style:family="table-cell" style:parent-style-name="Default" style:data-style-name="N3">
      <style:text-properties fo:color="#808080"/>
    </style:style>
    <style:style style:name="ce88" style:family="table-cell" style:parent-style-name="Default" style:data-style-name="N3">
      <style:text-properties fo:color="#666666"/>
    </style:style>
    <style:style style:name="ce86" style:family="table-cell" style:parent-style-name="Default" style:data-style-name="N3"/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48" style:family="table-cell" style:parent-style-name="Default" style:data-style-name="N36">
      <style:text-properties fo:color="#000000" style:font-name="Liberation Sans" style:font-name-asian="Liberation Sans"/>
    </style:style>
    <style:style style:name="ce33" style:family="table-cell" style:parent-style-name="Default" style:data-style-name="N114"/>
    <style:style style:name="ce67" style:family="table-cell" style:parent-style-name="Default" style:data-style-name="N114">
      <style:text-properties fo:color="#808080" fo:font-weight="bold" style:font-weight-asian="bold" style:font-weight-complex="bold"/>
    </style:style>
    <style:style style:name="ce63" style:family="table-cell" style:parent-style-name="Default" style:data-style-name="N114">
      <style:text-properties fo:color="#808080"/>
    </style:style>
    <style:style style:name="ce68" style:family="table-cell" style:parent-style-name="Default" style:data-style-name="N114">
      <style:text-properties fo:color="#808080" style:font-name="Liberation Sans" style:font-name-asian="Liberation Sans"/>
    </style:style>
    <style:style style:name="ce52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59"/>
        <table:table-column table:style-name="co2" table:default-cell-style-name="Default"/>
        <table:table-column table:style-name="co3" table:default-cell-style-name="ce76"/>
        <table:table-column table:style-name="co4" table:default-cell-style-name="Default"/>
        <table:table-column table:style-name="co4" table:number-columns-repeated="2" table:default-cell-style-name="ce81"/>
        <table:table-column table:style-name="co5" table:default-cell-style-name="ce86"/>
        <table:table-column table:style-name="co6" table:number-columns-repeated="2" table:default-cell-style-name="ce89"/>
        <table:table-column table:style-name="co4" table:default-cell-style-name="ce89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1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1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17" office:value-type="string" calcext:value-type="string">
            <text:p>買値</text:p>
          </table:table-cell>
          <table:table-cell table:style-name="ce17" office:value-type="string" calcext:value-type="string">
            <text:p>売値</text:p>
          </table:table-cell>
          <table:table-cell table:style-name="ce23" office:value-type="string" calcext:value-type="string">
            <text:p>損益</text:p>
          </table:table-cell>
          <table:table-cell table:style-name="ce27" office:value-type="string" calcext:value-type="string">
            <text:p>買</text:p>
          </table:table-cell>
          <table:table-cell table:style-name="ce27" office:value-type="string" calcext:value-type="string">
            <text:p>売</text:p>
          </table:table-cell>
          <table:table-cell table:style-name="ce27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685" calcext:value-type="float">
            <text:p>2685</text:p>
          </table:table-cell>
          <table:table-cell table:style-name="ce77" office:value-type="string" calcext:value-type="string">
            <text:p>アダストリ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5" calcext:value-type="float">
            <text:p>3,335.0</text:p>
          </table:table-cell>
          <table:table-cell table:style-name="ce82" office:value-type="float" office:value="3360" calcext:value-type="float">
            <text:p>3,360.0</text:p>
          </table:table-cell>
          <table:table-cell table:style-name="ce87" table:formula="of:=[.D2]*([.F2]-[.E2])" office:value-type="float" office:value="2500" calcext:value-type="float">
            <text:p>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3988" calcext:value-type="float">
            <text:p>3,988.0</text:p>
          </table:table-cell>
          <table:table-cell table:style-name="ce87" table:formula="of:=[.D3]*([.F3]-[.E3])" office:value-type="float" office:value="-12200" calcext:value-type="float">
            <text:p>-12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48" calcext:value-type="float">
            <text:p>4,048.0</text:p>
          </table:table-cell>
          <table:table-cell table:style-name="ce87" table:formula="of:=[.D4]*([.F4]-[.E4])" office:value-type="float" office:value="-6200" calcext:value-type="float">
            <text:p>-6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73.5" calcext:value-type="float">
            <text:p>4,073.5</text:p>
          </table:table-cell>
          <table:table-cell table:style-name="ce87" table:formula="of:=[.D5]*([.F5]-[.E5])" office:value-type="float" office:value="-3650" calcext:value-type="float">
            <text:p>-3,6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97" calcext:value-type="float">
            <text:p>4,097.0</text:p>
          </table:table-cell>
          <table:table-cell table:style-name="ce87" table:formula="of:=[.D6]*([.F6]-[.E6])" office:value-type="float" office:value="-1300" calcext:value-type="float">
            <text:p>-1,3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570" calcext:value-type="float">
            <text:p>4,570.0</text:p>
          </table:table-cell>
          <table:table-cell table:style-name="ce82" office:value-type="float" office:value="4620" calcext:value-type="float">
            <text:p>4,620.0</text:p>
          </table:table-cell>
          <table:table-cell table:style-name="ce87" table:formula="of:=[.D7]*([.F7]-[.E7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685" calcext:value-type="float">
            <text:p>4,685.0</text:p>
          </table:table-cell>
          <table:table-cell table:style-name="ce82" office:value-type="float" office:value="4718.5" calcext:value-type="float">
            <text:p>4,718.5</text:p>
          </table:table-cell>
          <table:table-cell table:style-name="ce87" table:formula="of:=[.D8]*([.F8]-[.E8])" office:value-type="float" office:value="3350" calcext:value-type="float">
            <text:p>3,3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720" calcext:value-type="float">
            <text:p>4,720.0</text:p>
          </table:table-cell>
          <table:table-cell table:style-name="ce82" office:value-type="float" office:value="4752.5" calcext:value-type="float">
            <text:p>4,752.5</text:p>
          </table:table-cell>
          <table:table-cell table:style-name="ce87" table:formula="of:=[.D9]*([.F9]-[.E9])" office:value-type="float" office:value="3250" calcext:value-type="float">
            <text:p>3,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1712" calcext:value-type="float">
            <text:p>1712</text:p>
          </table:table-cell>
          <table:table-cell table:style-name="ce77" office:value-type="string" calcext:value-type="string">
            <text:p>ダイセキ環境ソリューショ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99" calcext:value-type="float">
            <text:p>1,099.0</text:p>
          </table:table-cell>
          <table:table-cell table:style-name="ce82" office:value-type="float" office:value="1149" calcext:value-type="float">
            <text:p>1,149.0</text:p>
          </table:table-cell>
          <table:table-cell table:style-name="ce87" table:formula="of:=[.D10]*([.F10]-[.E10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2" office:value-type="float" office:value="1890" calcext:value-type="float">
            <text:p>1890</text:p>
          </table:table-cell>
          <table:table-cell table:style-name="ce77" office:value-type="string" calcext:value-type="string">
            <text:p>東洋建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40" calcext:value-type="float">
            <text:p>1,240.0</text:p>
          </table:table-cell>
          <table:table-cell table:style-name="ce82" office:value-type="float" office:value="1251" calcext:value-type="float">
            <text:p>1,251.0</text:p>
          </table:table-cell>
          <table:table-cell table:style-name="ce87" table:formula="of:=[.D11]*([.F11]-[.E11])" office:value-type="float" office:value="1100" calcext:value-type="float">
            <text:p>1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2789" calcext:value-type="float">
            <text:p>2789</text:p>
          </table:table-cell>
          <table:table-cell table:style-name="ce77" office:value-type="string" calcext:value-type="string">
            <text:p>カルラ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0" calcext:value-type="float">
            <text:p>520.0</text:p>
          </table:table-cell>
          <table:table-cell table:style-name="ce82" office:value-type="float" office:value="522" calcext:value-type="float">
            <text:p>522.0</text:p>
          </table:table-cell>
          <table:table-cell table:style-name="ce87" table:formula="of:=[.D12]*([.F12]-[.E12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099" calcext:value-type="float">
            <text:p>3099</text:p>
          </table:table-cell>
          <table:table-cell table:style-name="ce77" office:value-type="string" calcext:value-type="string">
            <text:p>三越伊勢丹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0" calcext:value-type="float">
            <text:p>1,580.0</text:p>
          </table:table-cell>
          <table:table-cell table:style-name="ce82" office:value-type="float" office:value="1592" calcext:value-type="float">
            <text:p>1,592.0</text:p>
          </table:table-cell>
          <table:table-cell table:style-name="ce87" table:formula="of:=[.D13]*([.F13]-[.E13])" office:value-type="float" office:value="1200" calcext:value-type="float">
            <text:p>1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109" calcext:value-type="float">
            <text:p>3109</text:p>
          </table:table-cell>
          <table:table-cell table:style-name="ce77" office:value-type="string" calcext:value-type="string">
            <text:p>シキボウ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57" calcext:value-type="float">
            <text:p>1,157.0</text:p>
          </table:table-cell>
          <table:table-cell table:style-name="ce82" office:value-type="float" office:value="1160" calcext:value-type="float">
            <text:p>1,160.0</text:p>
          </table:table-cell>
          <table:table-cell table:style-name="ce87" table:formula="of:=[.D14]*([.F14]-[.E14])" office:value-type="float" office:value="300" calcext:value-type="float">
            <text:p>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289" calcext:value-type="float">
            <text:p>3289</text:p>
          </table:table-cell>
          <table:table-cell table:style-name="ce77" office:value-type="string" calcext:value-type="string">
            <text:p>東急不動産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62" calcext:value-type="float">
            <text:p>962.0</text:p>
          </table:table-cell>
          <table:table-cell table:style-name="ce82" office:value-type="float" office:value="953.3" calcext:value-type="float">
            <text:p>953.3</text:p>
          </table:table-cell>
          <table:table-cell table:style-name="ce87" table:formula="of:=[.D15]*([.F15]-[.E15])" office:value-type="float" office:value="-870.000000000005" calcext:value-type="float">
            <text:p>-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877" calcext:value-type="float">
            <text:p>3877</text:p>
          </table:table-cell>
          <table:table-cell table:style-name="ce77" office:value-type="string" calcext:value-type="string">
            <text:p>中越パル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88" calcext:value-type="float">
            <text:p>1,888.0</text:p>
          </table:table-cell>
          <table:table-cell table:style-name="ce82" office:value-type="float" office:value="1896" calcext:value-type="float">
            <text:p>1,896.0</text:p>
          </table:table-cell>
          <table:table-cell table:style-name="ce87" table:formula="of:=[.D16]*([.F16]-[.E16])" office:value-type="float" office:value="800" calcext:value-type="float">
            <text:p>8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004" calcext:value-type="float">
            <text:p>4004</text:p>
          </table:table-cell>
          <table:table-cell table:style-name="ce77" office:value-type="string" calcext:value-type="string">
            <text:p>レゾナック・ホールディ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53" calcext:value-type="float">
            <text:p>2,953.0</text:p>
          </table:table-cell>
          <table:table-cell table:style-name="ce82" office:value-type="float" office:value="2963" calcext:value-type="float">
            <text:p>2,963.0</text:p>
          </table:table-cell>
          <table:table-cell table:style-name="ce87" table:formula="of:=[.D17]*([.F17]-[.E1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208" calcext:value-type="float">
            <text:p>4208</text:p>
          </table:table-cell>
          <table:table-cell table:style-name="ce77" office:value-type="string" calcext:value-type="string">
            <text:p>ＵＢＥ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66" calcext:value-type="float">
            <text:p>2,366.0</text:p>
          </table:table-cell>
          <table:table-cell table:style-name="ce82" office:value-type="float" office:value="2376" calcext:value-type="float">
            <text:p>2,376.0</text:p>
          </table:table-cell>
          <table:table-cell table:style-name="ce87" table:formula="of:=[.D18]*([.F18]-[.E1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565" calcext:value-type="float">
            <text:p>4565</text:p>
          </table:table-cell>
          <table:table-cell table:style-name="ce77" office:value-type="string" calcext:value-type="string">
            <text:p>そーせいグル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04" calcext:value-type="float">
            <text:p>1,504.0</text:p>
          </table:table-cell>
          <table:table-cell table:style-name="ce82" office:value-type="float" office:value="1520" calcext:value-type="float">
            <text:p>1,520.0</text:p>
          </table:table-cell>
          <table:table-cell table:style-name="ce87" table:formula="of:=[.D19]*([.F19]-[.E19])" office:value-type="float" office:value="1600" calcext:value-type="float">
            <text:p>1,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5838" calcext:value-type="float">
            <text:p>5838</text:p>
          </table:table-cell>
          <table:table-cell table:style-name="ce77" office:value-type="string" calcext:value-type="string">
            <text:p>楽天銀行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88" calcext:value-type="float">
            <text:p>2,188.0</text:p>
          </table:table-cell>
          <table:table-cell table:style-name="ce82" office:value-type="float" office:value="2190" calcext:value-type="float">
            <text:p>2,190.0</text:p>
          </table:table-cell>
          <table:table-cell table:style-name="ce87" table:formula="of:=[.D20]*([.F20]-[.E20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036" calcext:value-type="float">
            <text:p>6036</text:p>
          </table:table-cell>
          <table:table-cell table:style-name="ce77" office:value-type="string" calcext:value-type="string">
            <text:p>ＫｅｅＰｅｒ技研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960" calcext:value-type="float">
            <text:p>6,960.0</text:p>
          </table:table-cell>
          <table:table-cell table:style-name="ce82" office:value-type="float" office:value="6720" calcext:value-type="float">
            <text:p>6,720.0</text:p>
          </table:table-cell>
          <table:table-cell table:style-name="ce87" table:formula="of:=[.D21]*([.F21]-[.E21])" office:value-type="float" office:value="-24000" calcext:value-type="float">
            <text:p>-24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753" calcext:value-type="float">
            <text:p>6753</text:p>
          </table:table-cell>
          <table:table-cell table:style-name="ce77" office:value-type="string" calcext:value-type="string">
            <text:p>シャ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86" calcext:value-type="float">
            <text:p>1,086.0</text:p>
          </table:table-cell>
          <table:table-cell table:style-name="ce82" office:value-type="float" office:value="1026.5" calcext:value-type="float">
            <text:p>1,026.5</text:p>
          </table:table-cell>
          <table:table-cell table:style-name="ce87" table:formula="of:=[.D22]*([.F22]-[.E22])" office:value-type="float" office:value="-5950" calcext:value-type="float">
            <text:p>-5,9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013" calcext:value-type="float">
            <text:p>7013</text:p>
          </table:table-cell>
          <table:table-cell table:style-name="ce77" office:value-type="string" calcext:value-type="string">
            <text:p>ＩＨＩ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40" calcext:value-type="float">
            <text:p>2,840.0</text:p>
          </table:table-cell>
          <table:table-cell table:style-name="ce82" office:value-type="float" office:value="2827" calcext:value-type="float">
            <text:p>2,827.0</text:p>
          </table:table-cell>
          <table:table-cell table:style-name="ce87" table:formula="of:=[.D23]*([.F23]-[.E23])" office:value-type="float" office:value="-1300" calcext:value-type="float">
            <text:p>-1,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03" calcext:value-type="float">
            <text:p>7203</text:p>
          </table:table-cell>
          <table:table-cell table:style-name="ce77" office:value-type="string" calcext:value-type="string">
            <text:p>トヨタ自動車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04" calcext:value-type="float">
            <text:p>2,704.0</text:p>
          </table:table-cell>
          <table:table-cell table:style-name="ce82" office:value-type="float" office:value="2701.5" calcext:value-type="float">
            <text:p>2,701.5</text:p>
          </table:table-cell>
          <table:table-cell table:style-name="ce87" table:formula="of:=[.D24]*([.F24]-[.E24])" office:value-type="float" office:value="-250" calcext:value-type="float">
            <text:p>-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70" calcext:value-type="float">
            <text:p>7270</text:p>
          </table:table-cell>
          <table:table-cell table:style-name="ce77" office:value-type="string" calcext:value-type="string">
            <text:p>ＳＵＢＡＲＵ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3" calcext:value-type="float">
            <text:p>2,783.0</text:p>
          </table:table-cell>
          <table:table-cell table:style-name="ce82" office:value-type="float" office:value="2765.5" calcext:value-type="float">
            <text:p>2,765.5</text:p>
          </table:table-cell>
          <table:table-cell table:style-name="ce87" table:formula="of:=[.D25]*([.F25]-[.E25])" office:value-type="float" office:value="-1750" calcext:value-type="float">
            <text:p>-1,7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625" calcext:value-type="float">
            <text:p>7625</text:p>
          </table:table-cell>
          <table:table-cell table:style-name="ce77" office:value-type="string" calcext:value-type="string">
            <text:p>グローバルダイニ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3" calcext:value-type="float">
            <text:p>523.0</text:p>
          </table:table-cell>
          <table:table-cell table:style-name="ce82" office:value-type="float" office:value="514" calcext:value-type="float">
            <text:p>514.0</text:p>
          </table:table-cell>
          <table:table-cell table:style-name="ce87" table:formula="of:=[.D26]*([.F26]-[.E26])" office:value-type="float" office:value="-900" calcext:value-type="float">
            <text:p>-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136" calcext:value-type="float">
            <text:p>8136</text:p>
          </table:table-cell>
          <table:table-cell table:style-name="ce77" office:value-type="string" calcext:value-type="string">
            <text:p>サンリオ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071" calcext:value-type="float">
            <text:p>6,071.0</text:p>
          </table:table-cell>
          <table:table-cell table:style-name="ce82" office:value-type="float" office:value="6001" calcext:value-type="float">
            <text:p>6,001.0</text:p>
          </table:table-cell>
          <table:table-cell table:style-name="ce87" table:formula="of:=[.D27]*([.F27]-[.E27])" office:value-type="float" office:value="-7000" calcext:value-type="float">
            <text:p>-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3" calcext:value-type="float">
            <text:p>8233</text:p>
          </table:table-cell>
          <table:table-cell table:style-name="ce77" office:value-type="string" calcext:value-type="string">
            <text:p>高島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950" calcext:value-type="float">
            <text:p>1,950.0</text:p>
          </table:table-cell>
          <table:table-cell table:style-name="ce82" office:value-type="float" office:value="1956" calcext:value-type="float">
            <text:p>1,956.0</text:p>
          </table:table-cell>
          <table:table-cell table:style-name="ce87" table:formula="of:=[.D28]*([.F28]-[.E28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7" calcext:value-type="float">
            <text:p>8237</text:p>
          </table:table-cell>
          <table:table-cell table:style-name="ce77" office:value-type="string" calcext:value-type="string">
            <text:p>松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5" calcext:value-type="float">
            <text:p>945.0</text:p>
          </table:table-cell>
          <table:table-cell table:style-name="ce82" office:value-type="float" office:value="950" calcext:value-type="float">
            <text:p>950.0</text:p>
          </table:table-cell>
          <table:table-cell table:style-name="ce87" table:formula="of:=[.D29]*([.F29]-[.E2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42" calcext:value-type="float">
            <text:p>8242</text:p>
          </table:table-cell>
          <table:table-cell table:style-name="ce77" office:value-type="string" calcext:value-type="string">
            <text:p>エイチ・ツー・オーリテイリ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5" calcext:value-type="float">
            <text:p>1,585.0</text:p>
          </table:table-cell>
          <table:table-cell table:style-name="ce82" office:value-type="float" office:value="1561" calcext:value-type="float">
            <text:p>1,561.0</text:p>
          </table:table-cell>
          <table:table-cell table:style-name="ce87" table:formula="of:=[.D30]*([.F30]-[.E30])" office:value-type="float" office:value="-2400" calcext:value-type="float">
            <text:p>-2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01" calcext:value-type="float">
            <text:p>8601</text:p>
          </table:table-cell>
          <table:table-cell table:style-name="ce77" office:value-type="string" calcext:value-type="string">
            <text:p>大和証券Ｇ本社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06" calcext:value-type="float">
            <text:p>1,006.0</text:p>
          </table:table-cell>
          <table:table-cell table:style-name="ce82" office:value-type="float" office:value="1005" calcext:value-type="float">
            <text:p>1,005.0</text:p>
          </table:table-cell>
          <table:table-cell table:style-name="ce87" table:formula="of:=[.D31]*([.F31]-[.E31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98" calcext:value-type="float">
            <text:p>8698</text:p>
          </table:table-cell>
          <table:table-cell table:style-name="ce77" office:value-type="string" calcext:value-type="string">
            <text:p>マネックスＧ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15" calcext:value-type="float">
            <text:p>715.0</text:p>
          </table:table-cell>
          <table:table-cell table:style-name="ce82" office:value-type="float" office:value="690" calcext:value-type="float">
            <text:p>690.0</text:p>
          </table:table-cell>
          <table:table-cell table:style-name="ce87" table:formula="of:=[.D32]*([.F32]-[.E32])" office:value-type="float" office:value="-2500" calcext:value-type="float">
            <text:p>-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278" calcext:value-type="float">
            <text:p>9278</text:p>
          </table:table-cell>
          <table:table-cell table:style-name="ce77" office:value-type="string" calcext:value-type="string">
            <text:p>ブックオフＧ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63" calcext:value-type="float">
            <text:p>1,163.0</text:p>
          </table:table-cell>
          <table:table-cell table:style-name="ce82" office:value-type="float" office:value="1162" calcext:value-type="float">
            <text:p>1,162.0</text:p>
          </table:table-cell>
          <table:table-cell table:style-name="ce87" table:formula="of:=[.D33]*([.F33]-[.E33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05" calcext:value-type="float">
            <text:p>9505</text:p>
          </table:table-cell>
          <table:table-cell table:style-name="ce77" office:value-type="string" calcext:value-type="string">
            <text:p>北陸電力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42" calcext:value-type="float">
            <text:p>742.0</text:p>
          </table:table-cell>
          <table:table-cell table:style-name="ce82" office:value-type="float" office:value="752" calcext:value-type="float">
            <text:p>752.0</text:p>
          </table:table-cell>
          <table:table-cell table:style-name="ce87" table:formula="of:=[.D34]*([.F34]-[.E34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31" calcext:value-type="float">
            <text:p>9531</text:p>
          </table:table-cell>
          <table:table-cell table:style-name="ce77" office:value-type="string" calcext:value-type="string">
            <text:p>東京瓦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41" calcext:value-type="float">
            <text:p>3,341.0</text:p>
          </table:table-cell>
          <table:table-cell table:style-name="ce82" office:value-type="float" office:value="3351" calcext:value-type="float">
            <text:p>3,351.0</text:p>
          </table:table-cell>
          <table:table-cell table:style-name="ce87" table:formula="of:=[.D35]*([.F35]-[.E3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1429" calcext:value-type="float">
            <text:p>1429</text:p>
          </table:table-cell>
          <table:table-cell table:style-name="ce77" office:value-type="string" calcext:value-type="string">
            <text:p>日本アク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9" calcext:value-type="float">
            <text:p>949.0</text:p>
          </table:table-cell>
          <table:table-cell table:style-name="ce82" office:value-type="float" office:value="953" calcext:value-type="float">
            <text:p>953.0</text:p>
          </table:table-cell>
          <table:table-cell table:style-name="ce87" table:formula="of:=[.D36]*([.F36]-[.E36])" office:value-type="float" office:value="400" calcext:value-type="float">
            <text:p>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1712" calcext:value-type="float">
            <text:p>1712</text:p>
          </table:table-cell>
          <table:table-cell table:style-name="ce78" office:value-type="string" calcext:value-type="string">
            <text:p>ダイセキ環境ソリューション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28" calcext:value-type="float">
            <text:p>1,128.0</text:p>
          </table:table-cell>
          <table:table-cell table:style-name="ce83" office:value-type="float" office:value="1138" calcext:value-type="float">
            <text:p>1,138.0</text:p>
          </table:table-cell>
          <table:table-cell table:style-name="ce87" table:formula="of:=[.D37]*([.F37]-[.E3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150" calcext:value-type="float">
            <text:p>2150</text:p>
          </table:table-cell>
          <table:table-cell table:style-name="ce77" office:value-type="string" calcext:value-type="string">
            <text:p>ケアネッ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08.7" calcext:value-type="float">
            <text:p>908.7</text:p>
          </table:table-cell>
          <table:table-cell table:style-name="ce82" office:value-type="float" office:value="908" calcext:value-type="float">
            <text:p>908.0</text:p>
          </table:table-cell>
          <table:table-cell table:style-name="ce87" table:formula="of:=[.D38]*([.F38]-[.E38])" office:value-type="float" office:value="-70.0000000000046" calcext:value-type="float">
            <text:p>-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651" calcext:value-type="float">
            <text:p>2651</text:p>
          </table:table-cell>
          <table:table-cell table:style-name="ce77" office:value-type="string" calcext:value-type="string">
            <text:p>ローソ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310" calcext:value-type="float">
            <text:p>7,310.0</text:p>
          </table:table-cell>
          <table:table-cell table:style-name="ce82" office:value-type="float" office:value="7331" calcext:value-type="float">
            <text:p>7,331.0</text:p>
          </table:table-cell>
          <table:table-cell table:style-name="ce87" table:formula="of:=[.D39]*([.F39]-[.E39])" office:value-type="float" office:value="2100" calcext:value-type="float">
            <text:p>2,100</text:p>
          </table:table-cell>
          <table:table-cell table:style-name="ce90" table:number-columns-repeated="3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2" calcext:value-type="float">
            <text:p>2782</text:p>
          </table:table-cell>
          <table:table-cell table:style-name="ce78" office:value-type="string" calcext:value-type="string">
            <text:p>セリア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96" calcext:value-type="float">
            <text:p>2,596.0</text:p>
          </table:table-cell>
          <table:table-cell table:style-name="ce83" office:value-type="float" office:value="2602" calcext:value-type="float">
            <text:p>2,602.0</text:p>
          </table:table-cell>
          <table:table-cell table:style-name="ce87" table:formula="of:=[.D40]*([.F40]-[.E40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9" calcext:value-type="float">
            <text:p>2789</text:p>
          </table:table-cell>
          <table:table-cell table:style-name="ce78" office:value-type="string" calcext:value-type="string">
            <text:p>カルラ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91" calcext:value-type="float">
            <text:p>491.0</text:p>
          </table:table-cell>
          <table:table-cell table:style-name="ce83" office:value-type="float" office:value="501" calcext:value-type="float">
            <text:p>501.0</text:p>
          </table:table-cell>
          <table:table-cell table:style-name="ce87" table:formula="of:=[.D41]*([.F41]-[.E4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929" calcext:value-type="float">
            <text:p>2929</text:p>
          </table:table-cell>
          <table:table-cell table:style-name="ce78" office:value-type="string" calcext:value-type="string">
            <text:p>ファーマフ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40" calcext:value-type="float">
            <text:p>1,140.0</text:p>
          </table:table-cell>
          <table:table-cell table:style-name="ce83" office:value-type="float" office:value="1145" calcext:value-type="float">
            <text:p>1,145.0</text:p>
          </table:table-cell>
          <table:table-cell table:style-name="ce87" table:formula="of:=[.D42]*([.F42]-[.E42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046" calcext:value-type="float">
            <text:p>3046</text:p>
          </table:table-cell>
          <table:table-cell table:style-name="ce78" office:value-type="string" calcext:value-type="string">
            <text:p>ジンズホールディングス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680" calcext:value-type="float">
            <text:p>4,680.0</text:p>
          </table:table-cell>
          <table:table-cell table:style-name="ce83" office:value-type="float" office:value="4690" calcext:value-type="float">
            <text:p>4,690.0</text:p>
          </table:table-cell>
          <table:table-cell table:style-name="ce87" table:formula="of:=[.D43]*([.F43]-[.E4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2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10" calcext:value-type="float">
            <text:p>2,610.0</text:p>
          </table:table-cell>
          <table:table-cell table:style-name="ce82" office:value-type="float" office:value="2630" calcext:value-type="float">
            <text:p>2,630.0</text:p>
          </table:table-cell>
          <table:table-cell table:style-name="ce87" table:formula="of:=[.D44]*([.F44]-[.E44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73" calcext:value-type="float">
            <text:p>2,173.0</text:p>
          </table:table-cell>
          <table:table-cell table:style-name="ce82" office:value-type="float" office:value="2183" calcext:value-type="float">
            <text:p>2,183.0</text:p>
          </table:table-cell>
          <table:table-cell table:style-name="ce87" table:formula="of:=[.D45]*([.F45]-[.E4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549" calcext:value-type="float">
            <text:p>3549</text:p>
          </table:table-cell>
          <table:table-cell table:style-name="ce78" office:value-type="string" calcext:value-type="string">
            <text:p>クスリのアオキＨＬＤＧＳ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3390" calcext:value-type="float">
            <text:p>3,390.0</text:p>
          </table:table-cell>
          <table:table-cell table:style-name="ce83" office:value-type="float" office:value="3400" calcext:value-type="float">
            <text:p>3,400.0</text:p>
          </table:table-cell>
          <table:table-cell table:style-name="ce87" table:formula="of:=[.D46]*([.F46]-[.E4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6055" calcext:value-type="float">
            <text:p>6055</text:p>
          </table:table-cell>
          <table:table-cell table:style-name="ce77" office:value-type="string" calcext:value-type="string">
            <text:p>ジャパンマテリア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28" calcext:value-type="float">
            <text:p>2,428.0</text:p>
          </table:table-cell>
          <table:table-cell table:style-name="ce82" office:value-type="float" office:value="2438" calcext:value-type="float">
            <text:p>2,438.0</text:p>
          </table:table-cell>
          <table:table-cell table:style-name="ce87" table:formula="of:=[.D47]*([.F47]-[.E4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7606" calcext:value-type="float">
            <text:p>7606</text:p>
          </table:table-cell>
          <table:table-cell table:style-name="ce78" office:value-type="string" calcext:value-type="string">
            <text:p>ユナイテッドアロ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867" calcext:value-type="float">
            <text:p>1,867.0</text:p>
          </table:table-cell>
          <table:table-cell table:style-name="ce83" office:value-type="float" office:value="1877" calcext:value-type="float">
            <text:p>1,877.0</text:p>
          </table:table-cell>
          <table:table-cell table:style-name="ce87" table:formula="of:=[.D48]*([.F48]-[.E4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7613" calcext:value-type="float">
            <text:p>7613</text:p>
          </table:table-cell>
          <table:table-cell table:style-name="ce77" office:value-type="string" calcext:value-type="string">
            <text:p>シーク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9" calcext:value-type="float">
            <text:p>1,469.0</text:p>
          </table:table-cell>
          <table:table-cell table:style-name="ce82" office:value-type="float" office:value="1474" calcext:value-type="float">
            <text:p>1,474.0</text:p>
          </table:table-cell>
          <table:table-cell table:style-name="ce87" table:formula="of:=[.D49]*([.F49]-[.E4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8771" calcext:value-type="float">
            <text:p>8771</text:p>
          </table:table-cell>
          <table:table-cell table:style-name="ce78" office:value-type="string" calcext:value-type="string">
            <text:p>イー・ギャランティ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020" calcext:value-type="float">
            <text:p>2,020.0</text:p>
          </table:table-cell>
          <table:table-cell table:style-name="ce83" office:value-type="float" office:value="2002" calcext:value-type="float">
            <text:p>2,002.0</text:p>
          </table:table-cell>
          <table:table-cell table:style-name="ce87" table:formula="of:=[.D50]*([.F50]-[.E50])" office:value-type="float" office:value="-1800" calcext:value-type="float">
            <text:p>-1,8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9336" calcext:value-type="float">
            <text:p>9336</text:p>
          </table:table-cell>
          <table:table-cell table:style-name="ce78" office:value-type="string" calcext:value-type="string">
            <text:p>大栄環境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07" calcext:value-type="float">
            <text:p>2,507.0</text:p>
          </table:table-cell>
          <table:table-cell table:style-name="ce83" office:value-type="float" office:value="2517" calcext:value-type="float">
            <text:p>2,517.0</text:p>
          </table:table-cell>
          <table:table-cell table:style-name="ce87" table:formula="of:=[.D51]*([.F51]-[.E5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9880" calcext:value-type="float">
            <text:p>9880</text:p>
          </table:table-cell>
          <table:table-cell table:style-name="ce77" office:value-type="string" calcext:value-type="string">
            <text:p>イノテッ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43" calcext:value-type="float">
            <text:p>1,843.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7" table:formula="of:=[.D52]*([.F52]-[.E52])" office:value-type="float" office:value="-3900" calcext:value-type="float">
            <text:p>-3,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389" calcext:value-type="float">
            <text:p>2389</text:p>
          </table:table-cell>
          <table:table-cell table:style-name="ce77" office:value-type="string" calcext:value-type="string">
            <text:p>デジタル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66" calcext:value-type="float">
            <text:p>1,266.0</text:p>
          </table:table-cell>
          <table:table-cell table:style-name="ce82" office:value-type="float" office:value="1276" calcext:value-type="float">
            <text:p>1,276.0</text:p>
          </table:table-cell>
          <table:table-cell table:style-name="ce87" table:formula="of:=[.D53]*([.F53]-[.E53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670" calcext:value-type="float">
            <text:p>2670</text:p>
          </table:table-cell>
          <table:table-cell table:style-name="ce77" office:value-type="string" calcext:value-type="string">
            <text:p>エービーシー・マー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71.5" calcext:value-type="float">
            <text:p>2,471.5</text:p>
          </table:table-cell>
          <table:table-cell table:style-name="ce82" office:value-type="float" office:value="2521.5" calcext:value-type="float">
            <text:p>2,521.5</text:p>
          </table:table-cell>
          <table:table-cell table:style-name="ce87" table:formula="of:=[.D54]*([.F54]-[.E54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office:value-type="string" calcext:value-type="string">
            <text:p>1月10日に決算発表の予定</text:p>
          </table:table-cell>
          <table:table-cell table:style-name="ce70" table:number-columns-repeated="16373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41" calcext:value-type="float">
            <text:p>3141</text:p>
          </table:table-cell>
          <table:table-cell table:style-name="ce77" office:value-type="string" calcext:value-type="string">
            <text:p>ウエルシア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" calcext:value-type="float">
            <text:p>2,584.0</text:p>
          </table:table-cell>
          <table:table-cell table:style-name="ce82" office:value-type="float" office:value="2423" calcext:value-type="float">
            <text:p>2,423.0</text:p>
          </table:table-cell>
          <table:table-cell table:style-name="ce87" table:formula="of:=[.D55]*([.F55]-[.E55])" office:value-type="float" office:value="-16100" calcext:value-type="float">
            <text:p>-16,1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80" calcext:value-type="float">
            <text:p>2,480.0</text:p>
          </table:table-cell>
          <table:table-cell table:style-name="ce82" office:value-type="float" office:value="2490" calcext:value-type="float">
            <text:p>2,490.0</text:p>
          </table:table-cell>
          <table:table-cell table:style-name="ce87" table:formula="of:=[.D56]*([.F56]-[.E5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448.6" calcext:value-type="float">
            <text:p>3,448.6</text:p>
          </table:table-cell>
          <table:table-cell table:style-name="ce82" office:value-type="float" office:value="2289" calcext:value-type="float">
            <text:p>2,289.0</text:p>
          </table:table-cell>
          <table:table-cell table:style-name="ce87" table:formula="of:=[.D57]*([.F57]-[.E57])" office:value-type="float" office:value="-115960" calcext:value-type="float">
            <text:p>-115,9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07" calcext:value-type="float">
            <text:p>2,407.0</text:p>
          </table:table-cell>
          <table:table-cell table:style-name="ce82" office:value-type="float" office:value="2417" calcext:value-type="float">
            <text:p>2,417.0</text:p>
          </table:table-cell>
          <table:table-cell table:style-name="ce87" table:formula="of:=[.D58]*([.F58]-[.E58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414" calcext:value-type="float">
            <text:p>2,414.0</text:p>
          </table:table-cell>
          <table:table-cell table:style-name="ce87" table:formula="of:=[.D59]*([.F59]-[.E59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13" calcext:value-type="float">
            <text:p>2,313.0</text:p>
          </table:table-cell>
          <table:table-cell table:style-name="ce82" office:value-type="float" office:value="2346" calcext:value-type="float">
            <text:p>2,346.0</text:p>
          </table:table-cell>
          <table:table-cell table:style-name="ce87" table:formula="of:=[.D60]*([.F60]-[.E60])" office:value-type="float" office:value="3300" calcext:value-type="float">
            <text:p>3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52.9" calcext:value-type="float">
            <text:p>2,352.9</text:p>
          </table:table-cell>
          <table:table-cell table:style-name="ce82" office:value-type="float" office:value="2353" calcext:value-type="float">
            <text:p>2,353.0</text:p>
          </table:table-cell>
          <table:table-cell table:style-name="ce87" table:formula="of:=[.D61]*([.F61]-[.E61])" office:value-type="float" office:value="9.99999999999091" calcext:value-type="float">
            <text:p>1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342" calcext:value-type="float">
            <text:p>2,342.0</text:p>
          </table:table-cell>
          <table:table-cell table:style-name="ce87" table:formula="of:=[.D62]*([.F62]-[.E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97" calcext:value-type="float">
            <text:p>2,197.0</text:p>
          </table:table-cell>
          <table:table-cell table:style-name="ce82" office:value-type="float" office:value="2207" calcext:value-type="float">
            <text:p>2,207.0</text:p>
          </table:table-cell>
          <table:table-cell table:style-name="ce87" table:formula="of:=[.D63]*([.F63]-[.E6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200" calcext:value-type="float">
            <text:p>2,200.0</text:p>
          </table:table-cell>
          <table:table-cell table:style-name="ce82" office:value-type="float" office:value="2197.5" calcext:value-type="float">
            <text:p>2,197.5</text:p>
          </table:table-cell>
          <table:table-cell table:style-name="ce87" table:formula="of:=[.D64]*([.F64]-[.E64])" office:value-type="float" office:value="-250" calcext:value-type="float">
            <text:p>-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5]*([.F65]-[.E6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6]*([.F66]-[.E66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7]*([.F67]-[.E67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27" calcext:value-type="float">
            <text:p>3,327.0</text:p>
          </table:table-cell>
          <table:table-cell table:style-name="ce82" office:value-type="float" office:value="3290" calcext:value-type="float">
            <text:p>3,290.0</text:p>
          </table:table-cell>
          <table:table-cell table:style-name="ce87" table:formula="of:=[.D68]*([.F68]-[.E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3" calcext:value-type="float">
            <text:p>2,443.0</text:p>
          </table:table-cell>
          <table:table-cell table:style-name="ce82" office:value-type="float" office:value="2453" calcext:value-type="float">
            <text:p>2,453.0</text:p>
          </table:table-cell>
          <table:table-cell table:style-name="ce87" table:formula="of:=[.D69]*([.F69]-[.E69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8" calcext:value-type="float">
            <text:p>2,448.0</text:p>
          </table:table-cell>
          <table:table-cell table:style-name="ce82" office:value-type="float" office:value="2419" calcext:value-type="float">
            <text:p>2,419.0</text:p>
          </table:table-cell>
          <table:table-cell table:style-name="ce87" table:formula="of:=[.D70]*([.F70]-[.E7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732" calcext:value-type="float">
            <text:p>4732</text:p>
          </table:table-cell>
          <table:table-cell table:style-name="ce77" office:value-type="string" calcext:value-type="string">
            <text:p>ユー・エス・エ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54" calcext:value-type="float">
            <text:p>2,854.0</text:p>
          </table:table-cell>
          <table:table-cell table:style-name="ce82" office:value-type="float" office:value="2864" calcext:value-type="float">
            <text:p>2,864.0</text:p>
          </table:table-cell>
          <table:table-cell table:style-name="ce87" table:formula="of:=[.D71]*([.F71]-[.E7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6762" calcext:value-type="float">
            <text:p>6762</text:p>
          </table:table-cell>
          <table:table-cell table:style-name="ce77" office:value-type="string" calcext:value-type="string">
            <text:p>ＴＤ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724" calcext:value-type="float">
            <text:p>6,724.0</text:p>
          </table:table-cell>
          <table:table-cell table:style-name="ce82" office:value-type="float" office:value="6736" calcext:value-type="float">
            <text:p>6,736.0</text:p>
          </table:table-cell>
          <table:table-cell table:style-name="ce87" table:formula="of:=[.D72]*([.F72]-[.E72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453" calcext:value-type="float">
            <text:p>7453</text:p>
          </table:table-cell>
          <table:table-cell table:style-name="ce77" office:value-type="string" calcext:value-type="string">
            <text:p>良品計画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37.5" calcext:value-type="float">
            <text:p>2,337.5</text:p>
          </table:table-cell>
          <table:table-cell table:style-name="ce82" office:value-type="float" office:value="2370" calcext:value-type="float">
            <text:p>2,370.0</text:p>
          </table:table-cell>
          <table:table-cell table:style-name="ce87" table:formula="of:=[.D73]*([.F73]-[.E73])" office:value-type="float" office:value="3250" calcext:value-type="float">
            <text:p>3,25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611" calcext:value-type="float">
            <text:p>7611</text:p>
          </table:table-cell>
          <table:table-cell table:style-name="ce77" office:value-type="string" calcext:value-type="string">
            <text:p>ハイデイ日高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29" calcext:value-type="float">
            <text:p>2,929.0</text:p>
          </table:table-cell>
          <table:table-cell table:style-name="ce82" office:value-type="float" office:value="2939" calcext:value-type="float">
            <text:p>2,939.0</text:p>
          </table:table-cell>
          <table:table-cell table:style-name="ce87" table:formula="of:=[.D74]*([.F74]-[.E74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8905" calcext:value-type="float">
            <text:p>8905</text:p>
          </table:table-cell>
          <table:table-cell table:style-name="ce77" office:value-type="string" calcext:value-type="string">
            <text:p>イオンモー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2" office:value-type="float" office:value="1815" calcext:value-type="float">
            <text:p>1,815.0</text:p>
          </table:table-cell>
          <table:table-cell table:style-name="ce87" table:formula="of:=[.D75]*([.F75]-[.E75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9279" calcext:value-type="float">
            <text:p>9279</text:p>
          </table:table-cell>
          <table:table-cell table:style-name="ce77" office:value-type="string" calcext:value-type="string">
            <text:p>ギフト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60" calcext:value-type="float">
            <text:p>2,560.0</text:p>
          </table:table-cell>
          <table:table-cell table:style-name="ce82" office:value-type="float" office:value="2575" calcext:value-type="float">
            <text:p>2,575.0</text:p>
          </table:table-cell>
          <table:table-cell table:style-name="ce87" table:formula="of:=[.D76]*([.F76]-[.E76])" office:value-type="float" office:value="1500" calcext:value-type="float">
            <text:p>1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3382" calcext:value-type="float">
            <text:p>3382</text:p>
          </table:table-cell>
          <table:table-cell table:style-name="ce77" office:value-type="string" calcext:value-type="string">
            <text:p>セブン＆アイ・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723" calcext:value-type="float">
            <text:p>5,723.0</text:p>
          </table:table-cell>
          <table:table-cell table:style-name="ce82" office:value-type="float" office:value="5823" calcext:value-type="float">
            <text:p>5,823.0</text:p>
          </table:table-cell>
          <table:table-cell table:style-name="ce87" table:formula="of:=[.D77]*([.F77]-[.E77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0" calcext:value-type="float">
            <text:p>26,700.0</text:p>
          </table:table-cell>
          <table:table-cell table:style-name="ce82" office:value-type="float" office:value="26800" calcext:value-type="float">
            <text:p>26,800.0</text:p>
          </table:table-cell>
          <table:table-cell table:style-name="ce87" table:formula="of:=[.D78]*([.F78]-[.E7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" calcext:value-type="float">
            <text:p>1,442.0</text:p>
          </table:table-cell>
          <table:table-cell table:style-name="ce82" office:value-type="float" office:value="1494" calcext:value-type="float">
            <text:p>1,494.0</text:p>
          </table:table-cell>
          <table:table-cell table:style-name="ce87" table:formula="of:=[.D79]*([.F79]-[.E79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80" calcext:value-type="float">
            <text:p>26,580.0</text:p>
          </table:table-cell>
          <table:table-cell table:style-name="ce82" office:value-type="float" office:value="26680" calcext:value-type="float">
            <text:p>26,680.0</text:p>
          </table:table-cell>
          <table:table-cell table:style-name="ce87" table:formula="of:=[.D80]*([.F80]-[.E80])" office:value-type="float" office:value="10000" calcext:value-type="float">
            <text:p>10,00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684" calcext:value-type="float">
            <text:p>26,684.0</text:p>
          </table:table-cell>
          <table:table-cell table:style-name="ce82" office:value-type="float" office:value="26735" calcext:value-type="float">
            <text:p>26,735.0</text:p>
          </table:table-cell>
          <table:table-cell table:style-name="ce87" table:formula="of:=[.D81]*([.F81]-[.E81])" office:value-type="float" office:value="5100" calcext:value-type="float">
            <text:p>5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20" calcext:value-type="float">
            <text:p>26,4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82]*([.F82]-[.E82])" office:value-type="float" office:value="10500" calcext:value-type="float">
            <text:p>10,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366" calcext:value-type="float">
            <text:p>1,366.0</text:p>
          </table:table-cell>
          <table:table-cell table:style-name="ce82" office:value-type="float" office:value="1410" calcext:value-type="float">
            <text:p>1,410.0</text:p>
          </table:table-cell>
          <table:table-cell table:style-name="ce87" table:formula="of:=[.D83]*([.F83]-[.E83])" office:value-type="float" office:value="4400" calcext:value-type="float">
            <text:p>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90" calcext:value-type="float">
            <text:p>26,290.0</text:p>
          </table:table-cell>
          <table:table-cell table:style-name="ce82" office:value-type="float" office:value="26390" calcext:value-type="float">
            <text:p>26,390.0</text:p>
          </table:table-cell>
          <table:table-cell table:style-name="ce87" table:formula="of:=[.D84]*([.F84]-[.E84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46" calcext:value-type="float">
            <text:p>26,446.0</text:p>
          </table:table-cell>
          <table:table-cell table:style-name="ce82" office:value-type="float" office:value="26265.6" calcext:value-type="float">
            <text:p>26,265.6</text:p>
          </table:table-cell>
          <table:table-cell table:style-name="ce87" table:formula="of:=[.D85]*([.F85]-[.E85])" office:value-type="float" office:value="-18040.0000000001" calcext:value-type="float">
            <text:p>-18,04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81.8" calcext:value-type="float">
            <text:p>26,481.8</text:p>
          </table:table-cell>
          <table:table-cell table:style-name="ce82" office:value-type="float" office:value="26475" calcext:value-type="float">
            <text:p>26,475.0</text:p>
          </table:table-cell>
          <table:table-cell table:style-name="ce87" table:formula="of:=[.D86]*([.F86]-[.E86])" office:value-type="float" office:value="-679.999999999927" calcext:value-type="float">
            <text:p>-68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00" calcext:value-type="float">
            <text:p>26,400.0</text:p>
          </table:table-cell>
          <table:table-cell table:style-name="ce82" office:value-type="float" office:value="26435.4" calcext:value-type="float">
            <text:p>26,435.4</text:p>
          </table:table-cell>
          <table:table-cell table:style-name="ce87" table:formula="of:=[.D87]*([.F87]-[.E87])" office:value-type="float" office:value="3540.00000000015" calcext:value-type="float">
            <text:p>3,54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83.7" calcext:value-type="float">
            <text:p>26,383.7</text:p>
          </table:table-cell>
          <table:table-cell table:style-name="ce82" office:value-type="float" office:value="26335" calcext:value-type="float">
            <text:p>26,335.0</text:p>
          </table:table-cell>
          <table:table-cell table:style-name="ce87" table:formula="of:=[.D88]*([.F88]-[.E88])" office:value-type="float" office:value="-4870.00000000007" calcext:value-type="float">
            <text:p>-4,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13.6" calcext:value-type="float">
            <text:p>26,313.6</text:p>
          </table:table-cell>
          <table:table-cell table:style-name="ce82" office:value-type="float" office:value="26315" calcext:value-type="float">
            <text:p>26,315.0</text:p>
          </table:table-cell>
          <table:table-cell table:style-name="ce87" table:formula="of:=[.D89]*([.F89]-[.E89])" office:value-type="float" office:value="140.000000000146" calcext:value-type="float">
            <text:p>1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00" calcext:value-type="float">
            <text:p>26,200.0</text:p>
          </table:table-cell>
          <table:table-cell table:style-name="ce82" office:value-type="float" office:value="26300" calcext:value-type="float">
            <text:p>26,300.0</text:p>
          </table:table-cell>
          <table:table-cell table:style-name="ce87" table:formula="of:=[.D90]*([.F90]-[.E90])" office:value-type="float" office:value="10000" calcext:value-type="float">
            <text:p>10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72.5" calcext:value-type="float">
            <text:p>26,272.5</text:p>
          </table:table-cell>
          <table:table-cell table:style-name="ce82" office:value-type="float" office:value="26245" calcext:value-type="float">
            <text:p>26,245.0</text:p>
          </table:table-cell>
          <table:table-cell table:style-name="ce87" table:formula="of:=[.D91]*([.F91]-[.E91])" office:value-type="float" office:value="-2750" calcext:value-type="float">
            <text:p>-2,7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039.5" calcext:value-type="float">
            <text:p>26,039.5</text:p>
          </table:table-cell>
          <table:table-cell table:style-name="ce82" office:value-type="float" office:value="26000" calcext:value-type="float">
            <text:p>26,000.0</text:p>
          </table:table-cell>
          <table:table-cell table:style-name="ce87" table:formula="of:=[.D92]*([.F92]-[.E92])" office:value-type="float" office:value="-3950" calcext:value-type="float">
            <text:p>-3,95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92.7" calcext:value-type="float">
            <text:p>25,992.7</text:p>
          </table:table-cell>
          <table:table-cell table:style-name="ce82" office:value-type="float" office:value="26100" calcext:value-type="float">
            <text:p>26,100.0</text:p>
          </table:table-cell>
          <table:table-cell table:style-name="ce87" table:formula="of:=[.D93]*([.F93]-[.E93])" office:value-type="float" office:value="10729.9999999999" calcext:value-type="float">
            <text:p>10,73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4.9" calcext:value-type="float">
            <text:p>25,904.9</text:p>
          </table:table-cell>
          <table:table-cell table:style-name="ce82" office:value-type="float" office:value="26005" calcext:value-type="float">
            <text:p>26,005.0</text:p>
          </table:table-cell>
          <table:table-cell table:style-name="ce87" table:formula="of:=[.D94]*([.F94]-[.E94])" office:value-type="float" office:value="10009.9999999999" calcext:value-type="float">
            <text:p>10,01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18" calcext:value-type="float">
            <text:p>25,818.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5]*([.F95]-[.E95])" office:value-type="float" office:value="10200" calcext:value-type="float">
            <text:p>10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9.5" calcext:value-type="float">
            <text:p>25,849.5</text:p>
          </table:table-cell>
          <table:table-cell table:style-name="ce82" office:value-type="float" office:value="25850" calcext:value-type="float">
            <text:p>25,850.0</text:p>
          </table:table-cell>
          <table:table-cell table:style-name="ce87" table:formula="of:=[.D96]*([.F96]-[.E96])" office:value-type="float" office:value="50" calcext:value-type="float">
            <text:p>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64.5" calcext:value-type="float">
            <text:p>25,964.5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7]*([.F97]-[.E97])" office:value-type="float" office:value="-4450" calcext:value-type="float">
            <text:p>-4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20.5" calcext:value-type="float">
            <text:p>25,920.5</text:p>
          </table:table-cell>
          <table:table-cell table:style-name="ce87" table:formula="of:=[.D98]*([.F98]-[.E98])" office:value-type="float" office:value="50" calcext:value-type="float">
            <text:p>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30" calcext:value-type="float">
            <text:p>25,930.0</text:p>
          </table:table-cell>
          <table:table-cell table:style-name="ce87" table:formula="of:=[.D99]*([.F99]-[.E99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5950.6" calcext:value-type="float">
            <text:p>25,950.6</text:p>
          </table:table-cell>
          <table:table-cell table:style-name="ce87" table:formula="of:=[.D100]*([.F100]-[.E100])" office:value-type="float" office:value="5059.99999999985" calcext:value-type="float">
            <text:p>5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6002.1" calcext:value-type="float">
            <text:p>26,002.1</text:p>
          </table:table-cell>
          <table:table-cell table:style-name="ce87" table:formula="of:=[.D101]*([.F101]-[.E101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102]*([.F102]-[.E102])" office:value-type="float" office:value="500" calcext:value-type="float">
            <text:p>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0.9" calcext:value-type="float">
            <text:p>26,520.9</text:p>
          </table:table-cell>
          <table:table-cell table:style-name="ce87" table:formula="of:=[.D103]*([.F103]-[.E103])" office:value-type="float" office:value="90.0000000001455" calcext:value-type="float">
            <text:p>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5.6" calcext:value-type="float">
            <text:p>26,625.6</text:p>
          </table:table-cell>
          <table:table-cell table:style-name="ce87" table:formula="of:=[.D104]*([.F104]-[.E104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606.3" calcext:value-type="float">
            <text:p>26,606.3</text:p>
          </table:table-cell>
          <table:table-cell table:style-name="ce87" table:formula="of:=[.D105]*([.F105]-[.E105])" office:value-type="float" office:value="8629.99999999993" calcext:value-type="float">
            <text:p>8,6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7.1" calcext:value-type="float">
            <text:p>26,627.1</text:p>
          </table:table-cell>
          <table:table-cell table:style-name="ce87" table:formula="of:=[.D106]*([.F106]-[.E106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70" calcext:value-type="float">
            <text:p>26,570.0</text:p>
          </table:table-cell>
          <table:table-cell table:style-name="ce82" office:value-type="float" office:value="26672.1" calcext:value-type="float">
            <text:p>26,672.1</text:p>
          </table:table-cell>
          <table:table-cell table:style-name="ce87" table:formula="of:=[.D107]*([.F107]-[.E107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5" calcext:value-type="float">
            <text:p>26,705.0</text:p>
          </table:table-cell>
          <table:table-cell table:style-name="ce82" office:value-type="float" office:value="26805.6" calcext:value-type="float">
            <text:p>26,805.6</text:p>
          </table:table-cell>
          <table:table-cell table:style-name="ce87" table:formula="of:=[.D108]*([.F108]-[.E108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344.4" calcext:value-type="float">
            <text:p>26,344.4</text:p>
          </table:table-cell>
          <table:table-cell table:style-name="ce84" office:value-type="float" office:value="26460" calcext:value-type="float">
            <text:p>26,460.0</text:p>
          </table:table-cell>
          <table:table-cell table:style-name="ce88" table:formula="of:=[.D109]*([.F109]-[.E109])" office:value-type="float" office:value="11559.9999999999" calcext:value-type="float">
            <text:p>11,560</text:p>
          </table:table-cell>
          <table:table-cell table:style-name="ce91" office:value-type="string" calcext:value-type="string">
            <text:p>○</text:p>
          </table:table-cell>
          <table:table-cell table:style-name="ce75"/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378.1" calcext:value-type="float">
            <text:p>26,378.1</text:p>
          </table:table-cell>
          <table:table-cell table:style-name="ce88" table:formula="of:=[.D110]*([.F110]-[.E110])" office:value-type="float" office:value="-24690.0000000001" calcext:value-type="float">
            <text:p>-24,69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475" calcext:value-type="float">
            <text:p>26,475.0</text:p>
          </table:table-cell>
          <table:table-cell table:style-name="ce84" office:value-type="float" office:value="26575.8" calcext:value-type="float">
            <text:p>26,575.8</text:p>
          </table:table-cell>
          <table:table-cell table:style-name="ce88" table:formula="of:=[.D111]*([.F111]-[.E111])" office:value-type="float" office:value="10079.9999999999" calcext:value-type="float">
            <text:p>10,08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20" calcext:value-type="float">
            <text:p>26,520.0</text:p>
          </table:table-cell>
          <table:table-cell table:style-name="ce88" table:formula="of:=[.D112]*([.F112]-[.E112])" office:value-type="float" office:value="-10500" calcext:value-type="float">
            <text:p>-10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55.6" calcext:value-type="float">
            <text:p>26,555.6</text:p>
          </table:table-cell>
          <table:table-cell table:style-name="ce88" table:formula="of:=[.D113]*([.F113]-[.E113])" office:value-type="float" office:value="-6940.00000000015" calcext:value-type="float">
            <text:p>-6,94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600" calcext:value-type="float">
            <text:p>26,600.0</text:p>
          </table:table-cell>
          <table:table-cell table:style-name="ce88" table:formula="of:=[.D114]*([.F114]-[.E114])" office:value-type="float" office:value="-2500" calcext:value-type="float">
            <text:p>-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00" calcext:value-type="float">
            <text:p>26,700.0</text:p>
          </table:table-cell>
          <table:table-cell table:style-name="ce88" table:formula="of:=[.D115]*([.F115]-[.E115])" office:value-type="float" office:value="7500" calcext:value-type="float">
            <text:p>7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50" calcext:value-type="float">
            <text:p>26,750.0</text:p>
          </table:table-cell>
          <table:table-cell table:style-name="ce88" table:formula="of:=[.D116]*([.F116]-[.E116])" office:value-type="float" office:value="12500" calcext:value-type="float">
            <text:p>1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585" calcext:value-type="float">
            <text:p>27,585.0</text:p>
          </table:table-cell>
          <table:table-cell table:style-name="ce82" office:value-type="float" office:value="27685" calcext:value-type="float">
            <text:p>27,685.0</text:p>
          </table:table-cell>
          <table:table-cell table:style-name="ce87" table:formula="of:=[.D117]*([.F117]-[.E117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24.4" calcext:value-type="float">
            <text:p>27,624.4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18]*([.F118]-[.E118])" office:value-type="float" office:value="10059.9999999999" calcext:value-type="float">
            <text:p>10,0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44.2" calcext:value-type="float">
            <text:p>27,644.2</text:p>
          </table:table-cell>
          <table:table-cell table:style-name="ce82" office:value-type="float" office:value="27650" calcext:value-type="float">
            <text:p>27,650.0</text:p>
          </table:table-cell>
          <table:table-cell table:style-name="ce87" table:formula="of:=[.D119]*([.F119]-[.E119])" office:value-type="float" office:value="579.999999999927" calcext:value-type="float">
            <text:p>5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5" calcext:value-type="float">
            <text:p>27,734.5</text:p>
          </table:table-cell>
          <table:table-cell table:style-name="ce82" office:value-type="float" office:value="27785" calcext:value-type="float">
            <text:p>27,785.0</text:p>
          </table:table-cell>
          <table:table-cell table:style-name="ce87" table:formula="of:=[.D120]*([.F120]-[.E120])" office:value-type="float" office:value="5050" calcext:value-type="float">
            <text:p>5,0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29.1" calcext:value-type="float">
            <text:p>27,829.1</text:p>
          </table:table-cell>
          <table:table-cell table:style-name="ce82" office:value-type="float" office:value="27880" calcext:value-type="float">
            <text:p>27,880.0</text:p>
          </table:table-cell>
          <table:table-cell table:style-name="ce87" table:formula="of:=[.D121]*([.F121]-[.E121])" office:value-type="float" office:value="5090.00000000015" calcext:value-type="float">
            <text:p>5,0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35" calcext:value-type="float">
            <text:p>27,935.0</text:p>
          </table:table-cell>
          <table:table-cell table:style-name="ce82" office:value-type="float" office:value="27965" calcext:value-type="float">
            <text:p>27,965.0</text:p>
          </table:table-cell>
          <table:table-cell table:style-name="ce87" table:formula="of:=[.D122]*([.F122]-[.E122])" office:value-type="float" office:value="3000" calcext:value-type="float">
            <text:p>3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4.4" calcext:value-type="float">
            <text:p>28,004.4</text:p>
          </table:table-cell>
          <table:table-cell table:style-name="ce82" office:value-type="float" office:value="28010" calcext:value-type="float">
            <text:p>28,010.0</text:p>
          </table:table-cell>
          <table:table-cell table:style-name="ce87" table:formula="of:=[.D123]*([.F123]-[.E123])" office:value-type="float" office:value="559.999999999855" calcext:value-type="float">
            <text:p>5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50" calcext:value-type="float">
            <text:p>28,050.0</text:p>
          </table:table-cell>
          <table:table-cell table:style-name="ce82" office:value-type="float" office:value="28070.6" calcext:value-type="float">
            <text:p>28,070.6</text:p>
          </table:table-cell>
          <table:table-cell table:style-name="ce87" table:formula="of:=[.D124]*([.F124]-[.E124])" office:value-type="float" office:value="2059.99999999985" calcext:value-type="float">
            <text:p>2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0.9" calcext:value-type="float">
            <text:p>28,000.9</text:p>
          </table:table-cell>
          <table:table-cell table:style-name="ce87" table:formula="of:=[.D125]*([.F125]-[.E125])" office:value-type="float" office:value="2090.00000000015" calcext:value-type="float">
            <text:p>2,0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2" office:value-type="float" office:value="28000.3" calcext:value-type="float">
            <text:p>28,000.3</text:p>
          </table:table-cell>
          <table:table-cell table:style-name="ce87" table:formula="of:=[.D126]*([.F126]-[.E126])" office:value-type="float" office:value="29.9999999999272" calcext:value-type="float">
            <text:p>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24.8" calcext:value-type="float">
            <text:p>28,024.8</text:p>
          </table:table-cell>
          <table:table-cell table:style-name="ce82" office:value-type="float" office:value="28030" calcext:value-type="float">
            <text:p>28,030.0</text:p>
          </table:table-cell>
          <table:table-cell table:style-name="ce87" table:formula="of:=[.D127]*([.F127]-[.E127])" office:value-type="float" office:value="520.000000000073" calcext:value-type="float">
            <text:p>52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1.9" calcext:value-type="float">
            <text:p>28,001.9</text:p>
          </table:table-cell>
          <table:table-cell table:style-name="ce87" table:formula="of:=[.D128]*([.F128]-[.E128])" office:value-type="float" office:value="2190.00000000015" calcext:value-type="float">
            <text:p>2,1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4.7" calcext:value-type="float">
            <text:p>27,904.7</text:p>
          </table:table-cell>
          <table:table-cell table:style-name="ce82" office:value-type="float" office:value="27775" calcext:value-type="float">
            <text:p>27,775.0</text:p>
          </table:table-cell>
          <table:table-cell table:style-name="ce87" table:formula="of:=[.D129]*([.F129]-[.E129])" office:value-type="float" office:value="-12970.0000000001" calcext:value-type="float">
            <text:p>-12,9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6" calcext:value-type="float">
            <text:p>27,734.6</text:p>
          </table:table-cell>
          <table:table-cell table:style-name="ce82" office:value-type="float" office:value="27760" calcext:value-type="float">
            <text:p>27,760.0</text:p>
          </table:table-cell>
          <table:table-cell table:style-name="ce87" table:formula="of:=[.D130]*([.F130]-[.E130])" office:value-type="float" office:value="2540.00000000015" calcext:value-type="float">
            <text:p>2,5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94.8" calcext:value-type="float">
            <text:p>27,694.8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31]*([.F131]-[.E131])" office:value-type="float" office:value="3020.00000000007" calcext:value-type="float">
            <text:p>3,02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99.7" calcext:value-type="float">
            <text:p>27,799.7</text:p>
          </table:table-cell>
          <table:table-cell table:style-name="ce82" office:value-type="float" office:value="27820" calcext:value-type="float">
            <text:p>27,820.0</text:p>
          </table:table-cell>
          <table:table-cell table:style-name="ce87" table:formula="of:=[.D132]*([.F132]-[.E132])" office:value-type="float" office:value="2029.99999999993" calcext:value-type="float">
            <text:p>2,03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48.2" calcext:value-type="float">
            <text:p>27,848.2</text:p>
          </table:table-cell>
          <table:table-cell table:style-name="ce82" office:value-type="float" office:value="27900" calcext:value-type="float">
            <text:p>27,900.0</text:p>
          </table:table-cell>
          <table:table-cell table:style-name="ce87" table:formula="of:=[.D133]*([.F133]-[.E133])" office:value-type="float" office:value="5179.99999999993" calcext:value-type="float">
            <text:p>5,18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3.3" calcext:value-type="float">
            <text:p>27,903.3</text:p>
          </table:table-cell>
          <table:table-cell table:style-name="ce82" office:value-type="float" office:value="27905" calcext:value-type="float">
            <text:p>27,905.0</text:p>
          </table:table-cell>
          <table:table-cell table:style-name="ce87" table:formula="of:=[.D134]*([.F134]-[.E134])" office:value-type="float" office:value="170.000000000073" calcext:value-type="float">
            <text:p>17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5]*([.F135]-[.E135])" office:value-type="float" office:value="2679.99999999993" calcext:value-type="float">
            <text:p>2,68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6]*([.F136]-[.E136])" office:value-type="float" office:value="2679.99999999993" calcext:value-type="float">
            <text:p>2,6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0" calcext:value-type="float">
            <text:p>27,940.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7" table:formula="of:=[.D137]*([.F137]-[.E137])" office:value-type="float" office:value="6000" calcext:value-type="float">
            <text:p>6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900" calcext:value-type="float">
            <text:p>28,900.0</text:p>
          </table:table-cell>
          <table:table-cell table:style-name="ce82" office:value-type="float" office:value="28920" calcext:value-type="float">
            <text:p>28,920.0</text:p>
          </table:table-cell>
          <table:table-cell table:style-name="ce87" table:formula="of:=[.D138]*([.F138]-[.E138])" office:value-type="float" office:value="2000" calcext:value-type="float">
            <text:p>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9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800" calcext:value-type="float">
            <text:p>28,800.0</text:p>
          </table:table-cell>
          <table:table-cell table:style-name="ce82" office:value-type="float" office:value="28780" calcext:value-type="float">
            <text:p>28,780.0</text:p>
          </table:table-cell>
          <table:table-cell table:style-name="ce87" table:formula="of:=[.D139]*([.F139]-[.E139])" office:value-type="float" office:value="-2000" calcext:value-type="float">
            <text:p>-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120" calcext:value-type="float">
            <text:p>14,120.0</text:p>
          </table:table-cell>
          <table:table-cell table:style-name="ce87" table:formula="of:=[.D140]*([.F140]-[.E140])" office:value-type="float" office:value="-18000" calcext:value-type="float">
            <text:p>-18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7" table:formula="of:=[.D141]*([.F141]-[.E141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93" calcext:value-type="float">
            <text:p>14,293.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7" table:formula="of:=[.D142]*([.F142]-[.E142])" office:value-type="float" office:value="700" calcext:value-type="float">
            <text:p>7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2" office:value-type="float" office:value="14314" calcext:value-type="float">
            <text:p>14,314.0</text:p>
          </table:table-cell>
          <table:table-cell table:style-name="ce87" table:formula="of:=[.D143]*([.F143]-[.E143])" office:value-type="float" office:value="400" calcext:value-type="float">
            <text:p>4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7" table:formula="of:=[.D144]*([.F144]-[.E144])" office:value-type="float" office:value="10500" calcext:value-type="float">
            <text:p>10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8" calcext:value-type="float">
            <text:p>14,418.0</text:p>
          </table:table-cell>
          <table:table-cell table:style-name="ce82" office:value-type="float" office:value="14580" calcext:value-type="float">
            <text:p>14,580.0</text:p>
          </table:table-cell>
          <table:table-cell table:style-name="ce87" table:formula="of:=[.D145]*([.F145]-[.E145])" office:value-type="float" office:value="16200" calcext:value-type="float">
            <text:p>16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6" calcext:value-type="float">
            <text:p>14,576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6]*([.F146]-[.E146])" office:value-type="float" office:value="4400" calcext:value-type="float">
            <text:p>4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4" calcext:value-type="float">
            <text:p>14,464.0</text:p>
          </table:table-cell>
          <table:table-cell table:style-name="ce82" office:value-type="float" office:value="14565" calcext:value-type="float">
            <text:p>14,565.0</text:p>
          </table:table-cell>
          <table:table-cell table:style-name="ce87" table:formula="of:=[.D147]*([.F147]-[.E147])" office:value-type="float" office:value="10100" calcext:value-type="float">
            <text:p>10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0" calcext:value-type="float">
            <text:p>14,45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8]*([.F148]-[.E148])" office:value-type="float" office:value="17000" calcext:value-type="float">
            <text:p>1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9]*([.F149]-[.E149])" office:value-type="float" office:value="22000" calcext:value-type="float">
            <text:p>2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530" calcext:value-type="float">
            <text:p>14,530.0</text:p>
          </table:table-cell>
          <table:table-cell table:style-name="ce87" table:formula="of:=[.D150]*([.F150]-[.E150])" office:value-type="float" office:value="3500" calcext:value-type="float">
            <text:p>3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1" calcext:value-type="float">
            <text:p>14,341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151]*([.F151]-[.E151])" office:value-type="float" office:value="15900" calcext:value-type="float">
            <text:p>1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51" calcext:value-type="float">
            <text:p>14,551.0</text:p>
          </table:table-cell>
          <table:table-cell table:style-name="ce87" table:formula="of:=[.D152]*([.F152]-[.E152])" office:value-type="float" office:value="5100" calcext:value-type="float">
            <text:p>5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0" calcext:value-type="float">
            <text:p>14,460.0</text:p>
          </table:table-cell>
          <table:table-cell table:style-name="ce82" office:value-type="float" office:value="14660" calcext:value-type="float">
            <text:p>14,660.0</text:p>
          </table:table-cell>
          <table:table-cell table:style-name="ce87" table:formula="of:=[.D153]*([.F153]-[.E153])" office:value-type="float" office:value="20000" calcext:value-type="float">
            <text:p>2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4]*([.F154]-[.E15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60" calcext:value-type="float">
            <text:p>14,760.0</text:p>
          </table:table-cell>
          <table:table-cell table:style-name="ce82" office:value-type="float" office:value="14691" calcext:value-type="float">
            <text:p>14,691.0</text:p>
          </table:table-cell>
          <table:table-cell table:style-name="ce87" table:formula="of:=[.D155]*([.F155]-[.E155])" office:value-type="float" office:value="-6900" calcext:value-type="float">
            <text:p>-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73" calcext:value-type="float">
            <text:p>14,773.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7" table:formula="of:=[.D156]*([.F156]-[.E156])" office:value-type="float" office:value="3700" calcext:value-type="float">
            <text:p>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7]*([.F157]-[.E157])" office:value-type="float" office:value="-15000" calcext:value-type="float">
            <text:p>-1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0" calcext:value-type="float">
            <text:p>14,83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8]*([.F158]-[.E158])" office:value-type="float" office:value="-13000" calcext:value-type="float">
            <text:p>-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9]*([.F159]-[.E159])" office:value-type="float" office:value="-10400" calcext:value-type="float">
            <text:p>-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85" calcext:value-type="float">
            <text:p>14,685.0</text:p>
          </table:table-cell>
          <table:table-cell table:style-name="ce82" office:value-type="float" office:value="14709" calcext:value-type="float">
            <text:p>14,709.0</text:p>
          </table:table-cell>
          <table:table-cell table:style-name="ce87" table:formula="of:=[.D160]*([.F160]-[.E160])" office:value-type="float" office:value="2400" calcext:value-type="float">
            <text:p>2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2" office:value-type="float" office:value="14655" calcext:value-type="float">
            <text:p>14,655.0</text:p>
          </table:table-cell>
          <table:table-cell table:style-name="ce87" table:formula="of:=[.D161]*([.F161]-[.E161])" office:value-type="float" office:value="3500" calcext:value-type="float">
            <text:p>3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720" calcext:value-type="float">
            <text:p>14,720.0</text:p>
          </table:table-cell>
          <table:table-cell table:style-name="ce87" table:formula="of:=[.D162]*([.F162]-[.E1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653" calcext:value-type="float">
            <text:p>14,653.0</text:p>
          </table:table-cell>
          <table:table-cell table:style-name="ce87" table:formula="of:=[.D163]*([.F163]-[.E163])" office:value-type="float" office:value="5300" calcext:value-type="float">
            <text:p>5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76.5" calcext:value-type="float">
            <text:p>14,576.5</text:p>
          </table:table-cell>
          <table:table-cell table:style-name="ce87" table:formula="of:=[.D164]*([.F164]-[.E164])" office:value-type="float" office:value="7650" calcext:value-type="float">
            <text:p>7,6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28" calcext:value-type="float">
            <text:p>14,528.0</text:p>
          </table:table-cell>
          <table:table-cell table:style-name="ce82" office:value-type="float" office:value="14430" calcext:value-type="float">
            <text:p>14,430.0</text:p>
          </table:table-cell>
          <table:table-cell table:style-name="ce87" table:formula="of:=[.D165]*([.F165]-[.E165])" office:value-type="float" office:value="-9800" calcext:value-type="float">
            <text:p>-9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0" calcext:value-type="float">
            <text:p>14,390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166]*([.F166]-[.E166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7" table:formula="of:=[.D167]*([.F167]-[.E167])" office:value-type="float" office:value="1500" calcext:value-type="float">
            <text:p>1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5" calcext:value-type="float">
            <text:p>14,505.0</text:p>
          </table:table-cell>
          <table:table-cell table:style-name="ce82" office:value-type="float" office:value="14468" calcext:value-type="float">
            <text:p>14,468.0</text:p>
          </table:table-cell>
          <table:table-cell table:style-name="ce87" table:formula="of:=[.D168]*([.F168]-[.E1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440" calcext:value-type="float">
            <text:p>14,440.0</text:p>
          </table:table-cell>
          <table:table-cell table:style-name="ce87" table:formula="of:=[.D169]*([.F169]-[.E16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16" calcext:value-type="float">
            <text:p>14,416.0</text:p>
          </table:table-cell>
          <table:table-cell table:style-name="ce87" table:formula="of:=[.D170]*([.F170]-[.E170])" office:value-type="float" office:value="-6400" calcext:value-type="float">
            <text:p>-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67" calcext:value-type="float">
            <text:p>14,467.0</text:p>
          </table:table-cell>
          <table:table-cell table:style-name="ce87" table:formula="of:=[.D171]*([.F171]-[.E171])" office:value-type="float" office:value="-1300" calcext:value-type="float">
            <text:p>-1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91" calcext:value-type="float">
            <text:p>14,491.0</text:p>
          </table:table-cell>
          <table:table-cell table:style-name="ce87" table:formula="of:=[.D172]*([.F172]-[.E172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525" calcext:value-type="float">
            <text:p>14,525.0</text:p>
          </table:table-cell>
          <table:table-cell table:style-name="ce87" table:formula="of:=[.D173]*([.F173]-[.E173])" office:value-type="float" office:value="4500" calcext:value-type="float">
            <text:p>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4]*([.F174]-[.E174])" office:value-type="float" office:value="3000" calcext:value-type="float">
            <text:p>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42.5" calcext:value-type="float">
            <text:p>14,642.5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5]*([.F175]-[.E175])" office:value-type="float" office:value="-4250" calcext:value-type="float">
            <text:p>-4,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5" calcext:value-type="float">
            <text:p>14,625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6]*([.F176]-[.E176])" office:value-type="float" office:value="-2500" calcext:value-type="float">
            <text:p>-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17" calcext:value-type="float">
            <text:p>14,617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7]*([.F177]-[.E177])" office:value-type="float" office:value="-1700" calcext:value-type="float">
            <text:p>-1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99" calcext:value-type="float">
            <text:p>14,599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8]*([.F178]-[.E178])" office:value-type="float" office:value="100" calcext:value-type="float">
            <text:p>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5" calcext:value-type="float">
            <text:p>14,85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79]*([.F179]-[.E17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911" calcext:value-type="float">
            <text:p>14,91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0]*([.F180]-[.E180])" office:value-type="float" office:value="-11100" calcext:value-type="float">
            <text:p>-1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1]*([.F181]-[.E181])" office:value-type="float" office:value="-400" calcext:value-type="float">
            <text:p>-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1" calcext:value-type="float">
            <text:p>14,73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2]*([.F182]-[.E182])" office:value-type="float" office:value="6900" calcext:value-type="float">
            <text:p>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62" calcext:value-type="float">
            <text:p>14,662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3]*([.F183]-[.E183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1" calcext:value-type="float">
            <text:p>14,6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4]*([.F184]-[.E184])" office:value-type="float" office:value="19900" calcext:value-type="float">
            <text:p>1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7" table:formula="of:=[.D185]*([.F185]-[.E185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6]*([.F186]-[.E18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7]*([.F187]-[.E187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88" calcext:value-type="float">
            <text:p>14,788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8]*([.F188]-[.E188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89" calcext:value-type="float">
            <text:p>14,889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9]*([.F189]-[.E189])" office:value-type="float" office:value="-8900" calcext:value-type="float">
            <text:p>-8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4" calcext:value-type="float">
            <text:p>14,83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0]*([.F190]-[.E190])" office:value-type="float" office:value="-3400" calcext:value-type="float">
            <text:p>-3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.5" calcext:value-type="float">
            <text:p>14,804.5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1]*([.F191]-[.E191])" office:value-type="float" office:value="-450" calcext:value-type="float">
            <text:p>-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41" calcext:value-type="float">
            <text:p>14,74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2]*([.F192]-[.E192])" office:value-type="float" office:value="5900" calcext:value-type="float">
            <text:p>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5" calcext:value-type="float">
            <text:p>14,73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3]*([.F193]-[.E193])" office:value-type="float" office:value="6500" calcext:value-type="float">
            <text:p>6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01" calcext:value-type="float">
            <text:p>14,7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4]*([.F194]-[.E194])" office:value-type="float" office:value="9900" calcext:value-type="float">
            <text:p>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2" office:value-type="float" office:value="14704" calcext:value-type="float">
            <text:p>14,704.0</text:p>
          </table:table-cell>
          <table:table-cell table:style-name="ce87" table:formula="of:=[.D195]*([.F195]-[.E195])" office:value-type="float" office:value="-10600" calcext:value-type="float">
            <text:p>-10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10" calcext:value-type="float">
            <text:p>14,810.0</text:p>
          </table:table-cell>
          <table:table-cell table:style-name="ce87" table:formula="of:=[.D196]*([.F196]-[.E19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391" calcext:value-type="float">
            <text:p>14,391.0</text:p>
          </table:table-cell>
          <table:table-cell table:style-name="ce85" office:value-type="float" office:value="14495" calcext:value-type="float">
            <text:p>14,495.0</text:p>
          </table:table-cell>
          <table:table-cell table:style-name="ce87" table:formula="of:=[.D197]*([.F197]-[.E197])" office:value-type="float" office:value="10400" calcext:value-type="float">
            <text:p>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5" calcext:value-type="float">
            <text:p>14,45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8]*([.F198]-[.E198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9]*([.F199]-[.E199])" office:value-type="float" office:value="-3800" calcext:value-type="float">
            <text:p>-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9" calcext:value-type="float">
            <text:p>14,42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0]*([.F200]-[.E20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8" calcext:value-type="float">
            <text:p>14,308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1]*([.F201]-[.E201])" office:value-type="float" office:value="10200" calcext:value-type="float">
            <text:p>1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9.5" calcext:value-type="float">
            <text:p>14,309.5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2]*([.F202]-[.E202])" office:value-type="float" office:value="10050" calcext:value-type="float">
            <text:p>10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0" calcext:value-type="float">
            <text:p>14,35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3]*([.F203]-[.E203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4]*([.F204]-[.E20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280" calcext:value-type="float">
            <text:p>14,280.0</text:p>
          </table:table-cell>
          <table:table-cell table:style-name="ce87" table:formula="of:=[.D205]*([.F205]-[.E205])" office:value-type="float" office:value="-2000" calcext:value-type="float">
            <text:p>-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01" calcext:value-type="float">
            <text:p>14,201.0</text:p>
          </table:table-cell>
          <table:table-cell table:style-name="ce87" table:formula="of:=[.D206]*([.F206]-[.E206])" office:value-type="float" office:value="2600" calcext:value-type="float">
            <text:p>2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27" calcext:value-type="float">
            <text:p>14,227.0</text:p>
          </table:table-cell>
          <table:table-cell table:style-name="ce87" table:formula="of:=[.D207]*([.F207]-[.E207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49" calcext:value-type="float">
            <text:p>14,249.0</text:p>
          </table:table-cell>
          <table:table-cell table:style-name="ce82" office:value-type="float" office:value="14255" calcext:value-type="float">
            <text:p>14,255.0</text:p>
          </table:table-cell>
          <table:table-cell table:style-name="ce87" table:formula="of:=[.D208]*([.F208]-[.E208])" office:value-type="float" office:value="600" calcext:value-type="float">
            <text:p>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5" calcext:value-type="float">
            <text:p>14,155.0</text:p>
          </table:table-cell>
          <table:table-cell table:style-name="ce87" table:formula="of:=[.D209]*([.F209]-[.E209])" office:value-type="float" office:value="500" calcext:value-type="float">
            <text:p>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3.5" calcext:value-type="float">
            <text:p>14,153.5</text:p>
          </table:table-cell>
          <table:table-cell table:style-name="ce87" table:formula="of:=[.D210]*([.F210]-[.E210])" office:value-type="float" office:value="350" calcext:value-type="float">
            <text:p>3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7" table:formula="of:=[.D211]*([.F211]-[.E211])" office:value-type="float" office:value="2500" calcext:value-type="float">
            <text:p>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5.6" calcext:value-type="float">
            <text:p>14,195.6</text:p>
          </table:table-cell>
          <table:table-cell table:style-name="ce87" table:formula="of:=[.D212]*([.F212]-[.E212])" office:value-type="float" office:value="4560.00000000004" calcext:value-type="float">
            <text:p>4,5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6" calcext:value-type="float">
            <text:p>14,196.0</text:p>
          </table:table-cell>
          <table:table-cell table:style-name="ce87" table:formula="of:=[.D213]*([.F213]-[.E213])" office:value-type="float" office:value="4600" calcext:value-type="float">
            <text:p>4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222" calcext:value-type="float">
            <text:p>14,222.0</text:p>
          </table:table-cell>
          <table:table-cell table:style-name="ce87" table:formula="of:=[.D214]*([.F214]-[.E214])" office:value-type="float" office:value="7200" calcext:value-type="float">
            <text:p>7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125" calcext:value-type="float">
            <text:p>14,125.0</text:p>
          </table:table-cell>
          <table:table-cell table:style-name="ce85" office:value-type="float" office:value="14225" calcext:value-type="float">
            <text:p>14,225.0</text:p>
          </table:table-cell>
          <table:table-cell table:style-name="ce87" table:formula="of:=[.D215]*([.F215]-[.E215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75" calcext:value-type="float">
            <text:p>14,27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6]*([.F216]-[.E216])" office:value-type="float" office:value="12500" calcext:value-type="float">
            <text:p>1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18" calcext:value-type="float">
            <text:p>14,21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7]*([.F217]-[.E217])" office:value-type="float" office:value="18200" calcext:value-type="float">
            <text:p>18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9" calcext:value-type="float">
            <text:p>14,17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8]*([.F218]-[.E218])" office:value-type="float" office:value="22100" calcext:value-type="float">
            <text:p>22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95" calcext:value-type="float">
            <text:p>14,19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9]*([.F219]-[.E219])" office:value-type="float" office:value="20500" calcext:value-type="float">
            <text:p>20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46" calcext:value-type="float">
            <text:p>14,146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20]*([.F220]-[.E220])" office:value-type="float" office:value="25400" calcext:value-type="float">
            <text:p>25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0" calcext:value-type="float">
            <text:p>14,49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1]*([.F221]-[.E221])" office:value-type="float" office:value="6000" calcext:value-type="float">
            <text:p>6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2]*([.F222]-[.E222])" office:value-type="float" office:value="11200" calcext:value-type="float">
            <text:p>1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0" calcext:value-type="float">
            <text:p>14,42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3]*([.F223]-[.E223])" office:value-type="float" office:value="13000" calcext:value-type="float">
            <text:p>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6" calcext:value-type="float">
            <text:p>14,356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4]*([.F224]-[.E224])" office:value-type="float" office:value="-6100" calcext:value-type="float">
            <text:p>-6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2" calcext:value-type="float">
            <text:p>14,412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5]*([.F225]-[.E225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3" calcext:value-type="float">
            <text:p>14,48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6]*([.F226]-[.E226])" office:value-type="float" office:value="-18800" calcext:value-type="float">
            <text:p>-18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79.5" calcext:value-type="float">
            <text:p>14,479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7]*([.F227]-[.E227])" office:value-type="float" office:value="-18450" calcext:value-type="float">
            <text:p>-18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9" calcext:value-type="float">
            <text:p>14,43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8]*([.F228]-[.E228])" office:value-type="float" office:value="-14400" calcext:value-type="float">
            <text:p>-1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9" calcext:value-type="float">
            <text:p>14,45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9]*([.F229]-[.E22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3" calcext:value-type="float">
            <text:p>14,42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0]*([.F230]-[.E230])" office:value-type="float" office:value="-12800" calcext:value-type="float">
            <text:p>-12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4" calcext:value-type="float">
            <text:p>14,414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1]*([.F231]-[.E231])" office:value-type="float" office:value="-11900" calcext:value-type="float">
            <text:p>-11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5" calcext:value-type="float">
            <text:p>14,395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2]*([.F232]-[.E232])" office:value-type="float" office:value="-10000" calcext:value-type="float">
            <text:p>-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87" calcext:value-type="float">
            <text:p>14,387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3]*([.F233]-[.E233])" office:value-type="float" office:value="-9200" calcext:value-type="float">
            <text:p>-9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68" calcext:value-type="float">
            <text:p>14,368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4]*([.F234]-[.E234])" office:value-type="float" office:value="-7300" calcext:value-type="float">
            <text:p>-7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5.5" calcext:value-type="float">
            <text:p>14,355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5]*([.F235]-[.E235])" office:value-type="float" office:value="-6050" calcext:value-type="float">
            <text:p>-6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2" calcext:value-type="float">
            <text:p>14,342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6]*([.F236]-[.E236])" office:value-type="float" office:value="-4700" calcext:value-type="float">
            <text:p>-4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0" calcext:value-type="float">
            <text:p>14,340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7]*([.F237]-[.E237])" office:value-type="float" office:value="-4500" calcext:value-type="float">
            <text:p>-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3750" calcext:value-type="float">
            <text:p>13,750.0</text:p>
          </table:table-cell>
          <table:table-cell table:style-name="ce85" office:value-type="float" office:value="13850" calcext:value-type="float">
            <text:p>13,850.0</text:p>
          </table:table-cell>
          <table:table-cell table:style-name="ce87" table:formula="of:=[.D238]*([.F238]-[.E23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38" calcext:value-type="float">
            <text:p>14,138.0</text:p>
          </table:table-cell>
          <table:table-cell table:style-name="ce87" table:formula="of:=[.D239]*([.F239]-[.E239])" office:value-type="float" office:value="-53200" calcext:value-type="float">
            <text:p>-53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68" calcext:value-type="float">
            <text:p>14,168.0</text:p>
          </table:table-cell>
          <table:table-cell table:style-name="ce87" table:formula="of:=[.D240]*([.F240]-[.E240])" office:value-type="float" office:value="-50200" calcext:value-type="float">
            <text:p>-5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92" calcext:value-type="float">
            <text:p>14,192.0</text:p>
          </table:table-cell>
          <table:table-cell table:style-name="ce87" table:formula="of:=[.D241]*([.F241]-[.E241])" office:value-type="float" office:value="-47800" calcext:value-type="float">
            <text:p>-47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77.5" calcext:value-type="float">
            <text:p>14,277.5</text:p>
          </table:table-cell>
          <table:table-cell table:style-name="ce87" table:formula="of:=[.D242]*([.F242]-[.E242])" office:value-type="float" office:value="-39250" calcext:value-type="float">
            <text:p>-39,2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91.5" calcext:value-type="float">
            <text:p>14,291.5</text:p>
          </table:table-cell>
          <table:table-cell table:style-name="ce87" table:formula="of:=[.D243]*([.F243]-[.E243])" office:value-type="float" office:value="-37850" calcext:value-type="float">
            <text:p>-37,8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59" calcext:value-type="float">
            <text:p>14,359.0</text:p>
          </table:table-cell>
          <table:table-cell table:style-name="ce87" table:formula="of:=[.D244]*([.F244]-[.E244])" office:value-type="float" office:value="-31100" calcext:value-type="float">
            <text:p>-31,1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81" calcext:value-type="float">
            <text:p>14,381.0</text:p>
          </table:table-cell>
          <table:table-cell table:style-name="ce87" table:formula="of:=[.D245]*([.F245]-[.E245])" office:value-type="float" office:value="-28900" calcext:value-type="float">
            <text:p>-28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02" calcext:value-type="float">
            <text:p>14,402.0</text:p>
          </table:table-cell>
          <table:table-cell table:style-name="ce87" table:formula="of:=[.D246]*([.F246]-[.E246])" office:value-type="float" office:value="-26800" calcext:value-type="float">
            <text:p>-26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51" calcext:value-type="float">
            <text:p>14,451.0</text:p>
          </table:table-cell>
          <table:table-cell table:style-name="ce87" table:formula="of:=[.D247]*([.F247]-[.E247])" office:value-type="float" office:value="-21900" calcext:value-type="float">
            <text:p>-21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248]*([.F248]-[.E248])" office:value-type="float" office:value="-17000" calcext:value-type="float">
            <text:p>-17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6" calcext:value-type="float">
            <text:p>14,506.0</text:p>
          </table:table-cell>
          <table:table-cell table:style-name="ce87" table:formula="of:=[.D249]*([.F249]-[.E24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50]*([.F250]-[.E250])" office:value-type="float" office:value="-12000" calcext:value-type="float">
            <text:p>-12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6374"/>
        </table:table-row>
        <table:table-row table:style-name="ro1" table:number-rows-repeated="10483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2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number-columns-repeated="3" table:default-cell-style-name="ce52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1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1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33" office:value-type="string" calcext:value-type="string">
            <text:p>買値</text:p>
          </table:table-cell>
          <table:table-cell table:style-name="ce33" office:value-type="string" calcext:value-type="string">
            <text:p>売値</text:p>
          </table:table-cell>
          <table:table-cell table:style-name="ce33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4815" calcext:value-type="float">
            <text:p>14815.0</text:p>
          </table:table-cell>
          <table:table-cell table:style-name="ce67" office:value-type="float" office:value="14915" calcext:value-type="float">
            <text:p>14915.0</text:p>
          </table:table-cell>
          <table:table-cell table:style-name="ce87" table:formula="of:=[.D2]*([.F2]-[.E2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976" calcext:value-type="float">
            <text:p>14976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3]*([.F3]-[.E3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757" calcext:value-type="float">
            <text:p>14757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4]*([.F4]-[.E4])" office:value-type="float" office:value="24300" calcext:value-type="float">
            <text:p>2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688" calcext:value-type="float">
            <text:p>14688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5]*([.F5]-[.E5])" office:value-type="float" office:value="31200" calcext:value-type="float">
            <text:p>3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3" calcext:value-type="float">
            <text:p>14843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6]*([.F6]-[.E6])" office:value-type="float" office:value="15700" calcext:value-type="float">
            <text:p>1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4" calcext:value-type="float">
            <text:p>14844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7]*([.F7]-[.E7])" office:value-type="float" office:value="15600" calcext:value-type="float">
            <text:p>15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9" calcext:value-type="float">
            <text:p>15359.0</text:p>
          </table:table-cell>
          <table:table-cell table:style-name="ce63" office:value-type="float" office:value="15360" calcext:value-type="float">
            <text:p>15360.0</text:p>
          </table:table-cell>
          <table:table-cell table:style-name="ce87" table:formula="of:=[.D8]*([.F8]-[.E8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1" calcext:value-type="float">
            <text:p>15291.0</text:p>
          </table:table-cell>
          <table:table-cell table:style-name="ce63" office:value-type="float" office:value="15140" calcext:value-type="float">
            <text:p>15140.0</text:p>
          </table:table-cell>
          <table:table-cell table:style-name="ce87" table:formula="of:=[.D9]*([.F9]-[.E9])" office:value-type="float" office:value="-15100" calcext:value-type="float">
            <text:p>-15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25" calcext:value-type="float">
            <text:p>15225.0</text:p>
          </table:table-cell>
          <table:table-cell table:style-name="ce63" office:value-type="float" office:value="15150" calcext:value-type="float">
            <text:p>15150.0</text:p>
          </table:table-cell>
          <table:table-cell table:style-name="ce87" table:formula="of:=[.D10]*([.F10]-[.E10])" office:value-type="float" office:value="-7500" calcext:value-type="float">
            <text:p>-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5" calcext:value-type="float">
            <text:p>15235.0</text:p>
          </table:table-cell>
          <table:table-cell table:style-name="ce63" office:value-type="float" office:value="15300" calcext:value-type="float">
            <text:p>15300.0</text:p>
          </table:table-cell>
          <table:table-cell table:style-name="ce87" table:formula="of:=[.D11]*([.F11]-[.E11])" office:value-type="float" office:value="6500" calcext:value-type="float">
            <text:p>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03" calcext:value-type="float">
            <text:p>15303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2]*([.F12]-[.E12])" office:value-type="float" office:value="9700" calcext:value-type="float">
            <text:p>9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85" calcext:value-type="float">
            <text:p>15285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3]*([.F13]-[.E13])" office:value-type="float" office:value="11500" calcext:value-type="float">
            <text:p>1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87" calcext:value-type="float">
            <text:p>15387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4]*([.F14]-[.E14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46" calcext:value-type="float">
            <text:p>15346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5]*([.F15]-[.E1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4" calcext:value-type="float">
            <text:p>15234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6]*([.F16]-[.E16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089" calcext:value-type="float">
            <text:p>15089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7]*([.F17]-[.E17])" office:value-type="float" office:value="31100" calcext:value-type="float">
            <text:p>31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355" calcext:value-type="float">
            <text:p>15355.0</text:p>
          </table:table-cell>
          <table:table-cell table:style-name="ce67" office:value-type="float" office:value="15455" calcext:value-type="float">
            <text:p>15455.0</text:p>
          </table:table-cell>
          <table:table-cell table:style-name="ce87" table:formula="of:=[.D18]*([.F18]-[.E1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55" calcext:value-type="float">
            <text:p>1545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19]*([.F19]-[.E19])" office:value-type="float" office:value="14500" calcext:value-type="float">
            <text:p>14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15" calcext:value-type="float">
            <text:p>1541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0]*([.F20]-[.E20])" office:value-type="float" office:value="18500" calcext:value-type="float">
            <text:p>18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97" calcext:value-type="float">
            <text:p>15397.0</text:p>
          </table:table-cell>
          <table:table-cell table:style-name="ce63" office:value-type="float" office:value="15395" calcext:value-type="float">
            <text:p>15395.0</text:p>
          </table:table-cell>
          <table:table-cell table:style-name="ce87" table:formula="of:=[.D21]*([.F21]-[.E21])" office:value-type="float" office:value="-200" calcext:value-type="float">
            <text:p>-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47" calcext:value-type="float">
            <text:p>15447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2]*([.F22]-[.E22])" office:value-type="float" office:value="15300" calcext:value-type="float">
            <text:p>15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56.5" calcext:value-type="float">
            <text:p>15556.5</text:p>
          </table:table-cell>
          <table:table-cell table:style-name="ce63" office:value-type="float" office:value="15800" calcext:value-type="float">
            <text:p>15800.0</text:p>
          </table:table-cell>
          <table:table-cell table:style-name="ce87" table:formula="of:=[.D23]*([.F23]-[.E23])" office:value-type="float" office:value="24350" calcext:value-type="float">
            <text:p>24,3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96" calcext:value-type="float">
            <text:p>15796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4]*([.F24]-[.E24])" office:value-type="float" office:value="20400" calcext:value-type="float">
            <text:p>20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42" calcext:value-type="float">
            <text:p>157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5]*([.F25]-[.E25])" office:value-type="float" office:value="25800" calcext:value-type="float">
            <text:p>2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95" calcext:value-type="float">
            <text:p>1589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6]*([.F26]-[.E26])" office:value-type="float" office:value="10500" calcext:value-type="float">
            <text:p>10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8" calcext:value-type="float">
            <text:p>15998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7]*([.F27]-[.E27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8]*([.F28]-[.E28])" office:value-type="float" office:value="-2500" calcext:value-type="float">
            <text:p>-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2" calcext:value-type="float">
            <text:p>15922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9]*([.F29]-[.E2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6165" calcext:value-type="float">
            <text:p>16165.0</text:p>
          </table:table-cell>
          <table:table-cell table:style-name="ce67" office:value-type="float" office:value="16265" calcext:value-type="float">
            <text:p>16265.0</text:p>
          </table:table-cell>
          <table:table-cell table:style-name="ce87" table:formula="of:=[.D30]*([.F30]-[.E3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75" calcext:value-type="float">
            <text:p>1607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1]*([.F31]-[.E31])" office:value-type="float" office:value="-37500" calcext:value-type="float">
            <text:p>-3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65" calcext:value-type="float">
            <text:p>1606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2]*([.F32]-[.E32])" office:value-type="float" office:value="-36500" calcext:value-type="float">
            <text:p>-3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6.5" calcext:value-type="float">
            <text:p>15996.5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3]*([.F33]-[.E33])" office:value-type="float" office:value="-29650" calcext:value-type="float">
            <text:p>-29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12" calcext:value-type="float">
            <text:p>15812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4]*([.F34]-[.E34])" office:value-type="float" office:value="-11200" calcext:value-type="float">
            <text:p>-1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57" calcext:value-type="float">
            <text:p>157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5]*([.F35]-[.E35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09" calcext:value-type="float">
            <text:p>15509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6]*([.F36]-[.E36])" office:value-type="float" office:value="19100" calcext:value-type="float">
            <text:p>19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37" calcext:value-type="float">
            <text:p>1543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7]*([.F37]-[.E37])" office:value-type="float" office:value="26300" calcext:value-type="float">
            <text:p>26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7" calcext:value-type="float">
            <text:p>153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8]*([.F38]-[.E38])" office:value-type="float" office:value="34300" calcext:value-type="float">
            <text:p>3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0" calcext:value-type="float">
            <text:p>15290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9]*([.F39]-[.E39])" office:value-type="float" office:value="41000" calcext:value-type="float">
            <text:p>4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176" calcext:value-type="float">
            <text:p>15176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40]*([.F40]-[.E40])" office:value-type="float" office:value="52400" calcext:value-type="float">
            <text:p>5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900" calcext:value-type="float">
            <text:p>15900.0</text:p>
          </table:table-cell>
          <table:table-cell table:style-name="ce67" office:value-type="float" office:value="16000" calcext:value-type="float">
            <text:p>16000.0</text:p>
          </table:table-cell>
          <table:table-cell table:style-name="ce87" table:formula="of:=[.D41]*([.F41]-[.E41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2" calcext:value-type="float">
            <text:p>158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2]*([.F42]-[.E42])" office:value-type="float" office:value="15800" calcext:value-type="float">
            <text:p>1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63.5" calcext:value-type="float">
            <text:p>15763.5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3]*([.F43]-[.E43])" office:value-type="float" office:value="23650" calcext:value-type="float">
            <text:p>23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80" calcext:value-type="float">
            <text:p>15980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4]*([.F44]-[.E44])" office:value-type="float" office:value="7000" calcext:value-type="float">
            <text:p>7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6" calcext:value-type="float">
            <text:p>15926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5]*([.F45]-[.E45])" office:value-type="float" office:value="12400" calcext:value-type="float">
            <text:p>1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03" calcext:value-type="float">
            <text:p>15903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6]*([.F46]-[.E46])" office:value-type="float" office:value="14700" calcext:value-type="float">
            <text:p>14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9" calcext:value-type="float">
            <text:p>1599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7]*([.F47]-[.E47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9" calcext:value-type="float">
            <text:p>1597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8]*([.F48]-[.E48])" office:value-type="float" office:value="2100" calcext:value-type="float">
            <text:p>2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1" calcext:value-type="float">
            <text:p>15841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9]*([.F49]-[.E49])" office:value-type="float" office:value="15900" calcext:value-type="float">
            <text:p>15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5990" calcext:value-type="float">
            <text:p>15990.0</text:p>
          </table:table-cell>
          <table:table-cell table:style-name="ce87" table:formula="of:=[.D50]*([.F50]-[.E50])" office:value-type="float" office:value="-1000" calcext:value-type="float">
            <text:p>-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086" calcext:value-type="float">
            <text:p>16086.0</text:p>
          </table:table-cell>
          <table:table-cell table:style-name="ce87" table:formula="of:=[.D51]*([.F51]-[.E51])" office:value-type="float" office:value="8600" calcext:value-type="float">
            <text:p>8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212" calcext:value-type="float">
            <text:p>16212.0</text:p>
          </table:table-cell>
          <table:table-cell table:style-name="ce87" table:formula="of:=[.D52]*([.F52]-[.E52])" office:value-type="float" office:value="21200" calcext:value-type="float">
            <text:p>2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53]*([.F53]-[.E53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066" calcext:value-type="float">
            <text:p>16066.0</text:p>
          </table:table-cell>
          <table:table-cell table:style-name="ce87" table:formula="of:=[.D54]*([.F54]-[.E54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07" calcext:value-type="float">
            <text:p>16107.0</text:p>
          </table:table-cell>
          <table:table-cell table:style-name="ce87" table:formula="of:=[.D55]*([.F55]-[.E55])" office:value-type="float" office:value="700" calcext:value-type="float">
            <text:p>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35" calcext:value-type="float">
            <text:p>16135.0</text:p>
          </table:table-cell>
          <table:table-cell table:style-name="ce87" table:formula="of:=[.D56]*([.F56]-[.E56])" office:value-type="float" office:value="3500" calcext:value-type="float">
            <text:p>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95" calcext:value-type="float">
            <text:p>16195.0</text:p>
          </table:table-cell>
          <table:table-cell table:style-name="ce87" table:formula="of:=[.D57]*([.F57]-[.E57])" office:value-type="float" office:value="9500" calcext:value-type="float">
            <text:p>9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1" calcext:value-type="float">
            <text:p>15991.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87" table:formula="of:=[.D58]*([.F58]-[.E58])" office:value-type="float" office:value="10900" calcext:value-type="float">
            <text:p>10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89.5" calcext:value-type="float">
            <text:p>16089.5</text:p>
          </table:table-cell>
          <table:table-cell table:style-name="ce63" office:value-type="float" office:value="16220" calcext:value-type="float">
            <text:p>16220.0</text:p>
          </table:table-cell>
          <table:table-cell table:style-name="ce87" table:formula="of:=[.D59]*([.F59]-[.E59])" office:value-type="float" office:value="13050" calcext:value-type="float">
            <text:p>13,0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2" calcext:value-type="float">
            <text:p>16492.0</text:p>
          </table:table-cell>
          <table:table-cell table:style-name="ce63" office:value-type="float" office:value="16600" calcext:value-type="float">
            <text:p>16600.0</text:p>
          </table:table-cell>
          <table:table-cell table:style-name="ce87" table:formula="of:=[.D60]*([.F60]-[.E60])" office:value-type="float" office:value="10800" calcext:value-type="float">
            <text:p>10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3" calcext:value-type="float">
            <text:p>16493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1]*([.F61]-[.E61])" office:value-type="float" office:value="20700" calcext:value-type="float">
            <text:p>20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40" calcext:value-type="float">
            <text:p>16440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2]*([.F62]-[.E62])" office:value-type="float" office:value="26000" calcext:value-type="float">
            <text:p>26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" calcext:value-type="float">
            <text:p>16524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3]*([.F63]-[.E63])" office:value-type="float" office:value="17600" calcext:value-type="float">
            <text:p>17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.5" calcext:value-type="float">
            <text:p>16524.5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4]*([.F64]-[.E64])" office:value-type="float" office:value="17550" calcext:value-type="float">
            <text:p>17,5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90" calcext:value-type="float">
            <text:p>16690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5]*([.F65]-[.E65])" office:value-type="float" office:value="11000" calcext:value-type="float">
            <text:p>1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1.5" calcext:value-type="float">
            <text:p>16681.5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6]*([.F66]-[.E66])" office:value-type="float" office:value="11850" calcext:value-type="float">
            <text:p>11,8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74" calcext:value-type="float">
            <text:p>1667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7]*([.F67]-[.E67])" office:value-type="float" office:value="12600" calcext:value-type="float">
            <text:p>12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58" calcext:value-type="float">
            <text:p>16658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8]*([.F68]-[.E68])" office:value-type="float" office:value="14200" calcext:value-type="float">
            <text:p>14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34" calcext:value-type="float">
            <text:p>1663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9]*([.F69]-[.E69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65" calcext:value-type="float">
            <text:p>16565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70]*([.F70]-[.E70])" office:value-type="float" office:value="23500" calcext:value-type="float">
            <text:p>2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80" calcext:value-type="float">
            <text:p>1718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1]*([.F71]-[.E71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72" calcext:value-type="float">
            <text:p>1717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2]*([.F72]-[.E72])" office:value-type="float" office:value="-17200" calcext:value-type="float">
            <text:p>-17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00" calcext:value-type="float">
            <text:p>1710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3]*([.F73]-[.E73])" office:value-type="float" office:value="-10000" calcext:value-type="float">
            <text:p>-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015" calcext:value-type="float">
            <text:p>17015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4]*([.F74]-[.E74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988" calcext:value-type="float">
            <text:p>16988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5]*([.F75]-[.E75])" office:value-type="float" office:value="1200" calcext:value-type="float">
            <text:p>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82" calcext:value-type="float">
            <text:p>1688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6]*([.F76]-[.E76])" office:value-type="float" office:value="11800" calcext:value-type="float">
            <text:p>11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67" calcext:value-type="float">
            <text:p>1686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7]*([.F77]-[.E77])" office:value-type="float" office:value="13300" calcext:value-type="float">
            <text:p>13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787" calcext:value-type="float">
            <text:p>167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8]*([.F78]-[.E78])" office:value-type="float" office:value="21300" calcext:value-type="float">
            <text:p>2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7" calcext:value-type="float">
            <text:p>166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9]*([.F79]-[.E79])" office:value-type="float" office:value="31300" calcext:value-type="float">
            <text:p>3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0]*([.F80]-[.E80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1]*([.F81]-[.E81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6" calcext:value-type="float">
            <text:p>17186.0</text:p>
          </table:table-cell>
          <table:table-cell table:style-name="ce87" table:formula="of:=[.D82]*([.F82]-[.E82])" office:value-type="float" office:value="4100" calcext:value-type="float">
            <text:p>4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3" calcext:value-type="float">
            <text:p>17183.0</text:p>
          </table:table-cell>
          <table:table-cell table:style-name="ce87" table:formula="of:=[.D83]*([.F83]-[.E83])" office:value-type="float" office:value="3800" calcext:value-type="float">
            <text:p>3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80" office:value-type="float" office:value="8306" calcext:value-type="float">
            <text:p>8306</text:p>
          </table:table-cell>
          <table:table-cell table:style-name="ce78" office:value-type="string" calcext:value-type="string">
            <text:p>三菱ＵＦＪフィナンシャルＧ</text:p>
          </table:table-cell>
          <table:table-cell table:style-name="ce70" office:value-type="float" office:value="100" calcext:value-type="float">
            <text:p>100</text:p>
          </table:table-cell>
          <table:table-cell table:style-name="ce68" office:value-type="float" office:value="1212" calcext:value-type="float">
            <text:p>1212.0</text:p>
          </table:table-cell>
          <table:table-cell table:style-name="ce68" office:value-type="float" office:value="1410" calcext:value-type="float">
            <text:p>1410.0</text:p>
          </table:table-cell>
          <table:table-cell table:style-name="ce87" table:formula="of:=[.D84]*([.F84]-[.E84])" office:value-type="float" office:value="19800" calcext:value-type="float">
            <text:p>19,800</text:p>
          </table:table-cell>
          <table:table-cell table:style-name="ce80"/>
          <table:table-cell table:style-name="ce70" table:number-columns-repeated="16376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0" calcext:value-type="float">
            <text:p>17940.0</text:p>
          </table:table-cell>
          <table:table-cell table:style-name="ce63" office:value-type="float" office:value="18040" calcext:value-type="float">
            <text:p>18040.0</text:p>
          </table:table-cell>
          <table:table-cell table:style-name="ce87" table:formula="of:=[.D85]*([.F85]-[.E85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40" calcext:value-type="float">
            <text:p>181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6]*([.F86]-[.E86])" office:value-type="float" office:value="16000" calcext:value-type="float">
            <text:p>1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40" calcext:value-type="float">
            <text:p>182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7]*([.F87]-[.E87])" office:value-type="float" office:value="6000" calcext:value-type="float">
            <text:p>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05" calcext:value-type="float">
            <text:p>1810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8]*([.F88]-[.E88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50" calcext:value-type="float">
            <text:p>1805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9]*([.F89]-[.E89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0" calcext:value-type="float">
            <text:p>1803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0]*([.F90]-[.E90])" office:value-type="float" office:value="-33000" calcext:value-type="float">
            <text:p>-33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8.5" calcext:value-type="float">
            <text:p>17988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1]*([.F91]-[.E91])" office:value-type="float" office:value="-28850" calcext:value-type="float">
            <text:p>-28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2" calcext:value-type="float">
            <text:p>18032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2]*([.F92]-[.E92])" office:value-type="float" office:value="-33200" calcext:value-type="float">
            <text:p>-3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99" calcext:value-type="float">
            <text:p>1799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3]*([.F93]-[.E93])" office:value-type="float" office:value="-29900" calcext:value-type="float">
            <text:p>-2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7.5" calcext:value-type="float">
            <text:p>17987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4]*([.F94]-[.E94])" office:value-type="float" office:value="-28750" calcext:value-type="float">
            <text:p>-28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6" calcext:value-type="float">
            <text:p>17946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5]*([.F95]-[.E95])" office:value-type="float" office:value="-24600" calcext:value-type="float">
            <text:p>-24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19" calcext:value-type="float">
            <text:p>1791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6]*([.F96]-[.E96])" office:value-type="float" office:value="-21900" calcext:value-type="float">
            <text:p>-21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85" calcext:value-type="float">
            <text:p>1788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7]*([.F97]-[.E97])" office:value-type="float" office:value="-18500" calcext:value-type="float">
            <text:p>-18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740" calcext:value-type="float">
            <text:p>17740.0</text:p>
          </table:table-cell>
          <table:table-cell table:style-name="ce63" office:value-type="float" office:value="17709" calcext:value-type="float">
            <text:p>17709.0</text:p>
          </table:table-cell>
          <table:table-cell table:style-name="ce87" table:formula="of:=[.D98]*([.F98]-[.E98])" office:value-type="float" office:value="-3100" calcext:value-type="float">
            <text:p>-3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99]*([.F99]-[.E99])" office:value-type="float" office:value="-12500" calcext:value-type="float">
            <text:p>-1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5" calcext:value-type="float">
            <text:p>184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0]*([.F100]-[.E100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3.5" calcext:value-type="float">
            <text:p>18393.5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1]*([.F101]-[.E101])" office:value-type="float" office:value="-11850" calcext:value-type="float">
            <text:p>-11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2]*([.F102]-[.E102])" office:value-type="float" office:value="-8000" calcext:value-type="float">
            <text:p>-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07" calcext:value-type="float">
            <text:p>18307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3]*([.F103]-[.E103])" office:value-type="float" office:value="-3200" calcext:value-type="float">
            <text:p>-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275" calcext:value-type="float">
            <text:p>18275.0</text:p>
          </table:table-cell>
          <table:table-cell table:style-name="ce87" table:formula="of:=[.D104]*([.F104]-[.E104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5]*([.F105]-[.E10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6]*([.F106]-[.E10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900" calcext:value-type="float">
            <text:p>18900.0</text:p>
          </table:table-cell>
          <table:table-cell table:style-name="ce87" table:formula="of:=[.D107]*([.F107]-[.E107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7" calcext:value-type="float">
            <text:p>18907.0</text:p>
          </table:table-cell>
          <table:table-cell table:style-name="ce63" office:value-type="float" office:value="18960" calcext:value-type="float">
            <text:p>18960.0</text:p>
          </table:table-cell>
          <table:table-cell table:style-name="ce87" table:formula="of:=[.D108]*([.F108]-[.E10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68" calcext:value-type="float">
            <text:p>18668.0</text:p>
          </table:table-cell>
          <table:table-cell table:style-name="ce87" table:formula="of:=[.D109]*([.F109]-[.E10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5.5" calcext:value-type="float">
            <text:p>18675.5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87" table:formula="of:=[.D110]*([.F110]-[.E110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20" calcext:value-type="float">
            <text:p>18820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87" table:formula="of:=[.D111]*([.F111]-[.E111])" office:value-type="float" office:value="-12000" calcext:value-type="float">
            <text:p>-1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70" calcext:value-type="float">
            <text:p>18770.0</text:p>
          </table:table-cell>
          <table:table-cell table:style-name="ce63" office:value-type="float" office:value="18665" calcext:value-type="float">
            <text:p>18665.0</text:p>
          </table:table-cell>
          <table:table-cell table:style-name="ce87" table:formula="of:=[.D112]*([.F112]-[.E112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63" office:value-type="float" office:value="18780" calcext:value-type="float">
            <text:p>18780.0</text:p>
          </table:table-cell>
          <table:table-cell table:style-name="ce87" table:formula="of:=[.D113]*([.F113]-[.E11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35" calcext:value-type="float">
            <text:p>18835.0</text:p>
          </table:table-cell>
          <table:table-cell table:style-name="ce63" office:value-type="float" office:value="18885" calcext:value-type="float">
            <text:p>18885.0</text:p>
          </table:table-cell>
          <table:table-cell table:style-name="ce87" table:formula="of:=[.D114]*([.F114]-[.E11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15" calcext:value-type="float">
            <text:p>18915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5]*([.F115]-[.E11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0" calcext:value-type="float">
            <text:p>18940.0</text:p>
          </table:table-cell>
          <table:table-cell table:style-name="ce63" office:value-type="float" office:value="18947.5" calcext:value-type="float">
            <text:p>18947.5</text:p>
          </table:table-cell>
          <table:table-cell table:style-name="ce87" table:formula="of:=[.D116]*([.F116]-[.E116])" office:value-type="float" office:value="750" calcext:value-type="float">
            <text:p>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37" calcext:value-type="float">
            <text:p>18937.0</text:p>
          </table:table-cell>
          <table:table-cell table:style-name="ce87" table:formula="of:=[.D117]*([.F117]-[.E117])" office:value-type="float" office:value="-6300" calcext:value-type="float">
            <text:p>-6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6" calcext:value-type="float">
            <text:p>18966.0</text:p>
          </table:table-cell>
          <table:table-cell table:style-name="ce87" table:formula="of:=[.D118]*([.F118]-[.E118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9]*([.F119]-[.E119])" office:value-type="float" office:value="-3500" calcext:value-type="float">
            <text:p>-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14" calcext:value-type="float">
            <text:p>19014.0</text:p>
          </table:table-cell>
          <table:table-cell table:style-name="ce63" office:value-type="float" office:value="19020" calcext:value-type="float">
            <text:p>19020.0</text:p>
          </table:table-cell>
          <table:table-cell table:style-name="ce87" table:formula="of:=[.D120]*([.F120]-[.E120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45" calcext:value-type="float">
            <text:p>18945.0</text:p>
          </table:table-cell>
          <table:table-cell table:style-name="ce87" table:formula="of:=[.D121]*([.F121]-[.E121])" office:value-type="float" office:value="-5500" calcext:value-type="float">
            <text:p>-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31" calcext:value-type="float">
            <text:p>18931.0</text:p>
          </table:table-cell>
          <table:table-cell table:style-name="ce87" table:formula="of:=[.D122]*([.F122]-[.E122])" office:value-type="float" office:value="-46900" calcext:value-type="float">
            <text:p>-4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73" calcext:value-type="float">
            <text:p>18973.0</text:p>
          </table:table-cell>
          <table:table-cell table:style-name="ce87" table:formula="of:=[.D123]*([.F123]-[.E123])" office:value-type="float" office:value="-42700" calcext:value-type="float">
            <text:p>-4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10" calcext:value-type="float">
            <text:p>19010.0</text:p>
          </table:table-cell>
          <table:table-cell table:style-name="ce87" table:formula="of:=[.D124]*([.F124]-[.E124])" office:value-type="float" office:value="-39000" calcext:value-type="float">
            <text:p>-3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125]*([.F125]-[.E125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26]*([.F126]-[.E126])" office:value-type="float" office:value="-30000" calcext:value-type="float">
            <text:p>-3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27]*([.F127]-[.E127])" office:value-type="float" office:value="-20000" calcext:value-type="float">
            <text:p>-2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128]*([.F128]-[.E128])" office:value-type="float" office:value="-15000" calcext:value-type="float">
            <text:p>-1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97" calcext:value-type="float">
            <text:p>19297.0</text:p>
          </table:table-cell>
          <table:table-cell table:style-name="ce87" table:formula="of:=[.D129]*([.F129]-[.E129])" office:value-type="float" office:value="-10300" calcext:value-type="float">
            <text:p>-10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0" calcext:value-type="float">
            <text:p>19870.0</text:p>
          </table:table-cell>
          <table:table-cell table:style-name="ce63" office:value-type="float" office:value="19920" calcext:value-type="float">
            <text:p>19920.0</text:p>
          </table:table-cell>
          <table:table-cell table:style-name="ce87" table:formula="of:=[.D130]*([.F130]-[.E13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89" calcext:value-type="float">
            <text:p>19889.0</text:p>
          </table:table-cell>
          <table:table-cell table:style-name="ce63" office:value-type="float" office:value="19940" calcext:value-type="float">
            <text:p>19940.0</text:p>
          </table:table-cell>
          <table:table-cell table:style-name="ce87" table:formula="of:=[.D131]*([.F131]-[.E13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60" calcext:value-type="float">
            <text:p>19960.0</text:p>
          </table:table-cell>
          <table:table-cell table:style-name="ce63" office:value-type="float" office:value="20010" calcext:value-type="float">
            <text:p>20010.0</text:p>
          </table:table-cell>
          <table:table-cell table:style-name="ce87" table:formula="of:=[.D132]*([.F132]-[.E13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26" calcext:value-type="float">
            <text:p>20126.0</text:p>
          </table:table-cell>
          <table:table-cell table:style-name="ce63" office:value-type="float" office:value="20180" calcext:value-type="float">
            <text:p>20180.0</text:p>
          </table:table-cell>
          <table:table-cell table:style-name="ce87" table:formula="of:=[.D133]*([.F133]-[.E133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9" calcext:value-type="float">
            <text:p>20259.0</text:p>
          </table:table-cell>
          <table:table-cell table:style-name="ce63" office:value-type="float" office:value="20310" calcext:value-type="float">
            <text:p>20310.0</text:p>
          </table:table-cell>
          <table:table-cell table:style-name="ce87" table:formula="of:=[.D134]*([.F134]-[.E13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8" calcext:value-type="float">
            <text:p>20258.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87" table:formula="of:=[.D135]*([.F135]-[.E135])" office:value-type="float" office:value="-15800" calcext:value-type="float">
            <text:p>-1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" calcext:value-type="float">
            <text:p>20099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6]*([.F136]-[.E136])" office:value-type="float" office:value="-9900" calcext:value-type="float">
            <text:p>-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.5" calcext:value-type="float">
            <text:p>20099.5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7]*([.F137]-[.E137])" office:value-type="float" office:value="-9950" calcext:value-type="float">
            <text:p>-9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53" calcext:value-type="float">
            <text:p>20053.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87" table:formula="of:=[.D138]*([.F138]-[.E138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9]*([.F139]-[.E139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20" calcext:value-type="float">
            <text:p>20020.0</text:p>
          </table:table-cell>
          <table:table-cell table:style-name="ce63" office:value-type="float" office:value="20005" calcext:value-type="float">
            <text:p>20005.0</text:p>
          </table:table-cell>
          <table:table-cell table:style-name="ce87" table:formula="of:=[.D140]*([.F140]-[.E140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63" office:value-type="float" office:value="19966" calcext:value-type="float">
            <text:p>19966.0</text:p>
          </table:table-cell>
          <table:table-cell table:style-name="ce87" table:formula="of:=[.D141]*([.F141]-[.E141])" office:value-type="float" office:value="-13400" calcext:value-type="float">
            <text:p>-1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4" calcext:value-type="float">
            <text:p>20094.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87" table:formula="of:=[.D142]*([.F142]-[.E142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63" office:value-type="float" office:value="20150" calcext:value-type="float">
            <text:p>20150.0</text:p>
          </table:table-cell>
          <table:table-cell table:style-name="ce87" table:formula="of:=[.D143]*([.F143]-[.E143])" office:value-type="float" office:value="500" calcext:value-type="float">
            <text:p>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2" calcext:value-type="float">
            <text:p>20142.0</text:p>
          </table:table-cell>
          <table:table-cell table:style-name="ce63" office:value-type="float" office:value="20200" calcext:value-type="float">
            <text:p>20200.0</text:p>
          </table:table-cell>
          <table:table-cell table:style-name="ce87" table:formula="of:=[.D144]*([.F144]-[.E144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60" calcext:value-type="float">
            <text:p>20060.0</text:p>
          </table:table-cell>
          <table:table-cell table:style-name="ce63" office:value-type="float" office:value="20087" calcext:value-type="float">
            <text:p>20087.0</text:p>
          </table:table-cell>
          <table:table-cell table:style-name="ce87" table:formula="of:=[.D145]*([.F145]-[.E145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5" calcext:value-type="float">
            <text:p>19505.0</text:p>
          </table:table-cell>
          <table:table-cell table:style-name="ce63" office:value-type="float" office:value="19530.5" calcext:value-type="float">
            <text:p>19530.5</text:p>
          </table:table-cell>
          <table:table-cell table:style-name="ce87" table:formula="of:=[.D146]*([.F146]-[.E146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0" calcext:value-type="float">
            <text:p>18620.0</text:p>
          </table:table-cell>
          <table:table-cell table:style-name="ce63" office:value-type="float" office:value="18647" calcext:value-type="float">
            <text:p>18647.0</text:p>
          </table:table-cell>
          <table:table-cell table:style-name="ce87" table:formula="of:=[.D147]*([.F147]-[.E147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63" office:value-type="float" office:value="18680" calcext:value-type="float">
            <text:p>18680.0</text:p>
          </table:table-cell>
          <table:table-cell table:style-name="ce87" table:formula="of:=[.D148]*([.F148]-[.E14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0" calcext:value-type="float">
            <text:p>19520.0</text:p>
          </table:table-cell>
          <table:table-cell table:style-name="ce63" office:value-type="float" office:value="19620" calcext:value-type="float">
            <text:p>19620.0</text:p>
          </table:table-cell>
          <table:table-cell table:style-name="ce87" table:formula="of:=[.D149]*([.F149]-[.E149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5" calcext:value-type="float">
            <text:p>19345.0</text:p>
          </table:table-cell>
          <table:table-cell table:style-name="ce63" office:value-type="float" office:value="19445" calcext:value-type="float">
            <text:p>19445.0</text:p>
          </table:table-cell>
          <table:table-cell table:style-name="ce87" table:formula="of:=[.D150]*([.F150]-[.E15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63" office:value-type="float" office:value="19095" calcext:value-type="float">
            <text:p>19095.0</text:p>
          </table:table-cell>
          <table:table-cell table:style-name="ce87" table:formula="of:=[.D151]*([.F151]-[.E151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20" calcext:value-type="float">
            <text:p>19220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52]*([.F152]-[.E152])" office:value-type="float" office:value="-22000" calcext:value-type="float">
            <text:p>-2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63" office:value-type="float" office:value="18925" calcext:value-type="float">
            <text:p>18925.0</text:p>
          </table:table-cell>
          <table:table-cell table:style-name="ce87" table:formula="of:=[.D153]*([.F153]-[.E15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4]*([.F154]-[.E154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09" calcext:value-type="float">
            <text:p>18209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5]*([.F155]-[.E155])" office:value-type="float" office:value="34100" calcext:value-type="float">
            <text:p>34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54" calcext:value-type="float">
            <text:p>17854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6]*([.F156]-[.E156])" office:value-type="float" office:value="69600" calcext:value-type="float">
            <text:p>69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405" calcext:value-type="float">
            <text:p>18405.0</text:p>
          </table:table-cell>
          <table:table-cell table:style-name="ce87" table:formula="of:=[.D157]*([.F157]-[.E15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158]*([.F158]-[.E15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49" calcext:value-type="float">
            <text:p>18749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59]*([.F159]-[.E159])" office:value-type="float" office:value="15100" calcext:value-type="float">
            <text:p>1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7" calcext:value-type="float">
            <text:p>18517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0]*([.F160]-[.E160])" office:value-type="float" office:value="38300" calcext:value-type="float">
            <text:p>3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0" calcext:value-type="float">
            <text:p>18410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1]*([.F161]-[.E161])" office:value-type="float" office:value="49000" calcext:value-type="float">
            <text:p>4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2.5" calcext:value-type="float">
            <text:p>18852.5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62]*([.F162]-[.E162])" office:value-type="float" office:value="14750" calcext:value-type="float">
            <text:p>14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440" calcext:value-type="float">
            <text:p>18440.0</text:p>
          </table:table-cell>
          <table:table-cell table:style-name="ce87" table:formula="of:=[.D163]*([.F163]-[.E16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4" calcext:value-type="float">
            <text:p>18674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64]*([.F164]-[.E16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6" calcext:value-type="float">
            <text:p>18406.0</text:p>
          </table:table-cell>
          <table:table-cell table:style-name="ce63" office:value-type="float" office:value="18460" calcext:value-type="float">
            <text:p>18460.0</text:p>
          </table:table-cell>
          <table:table-cell table:style-name="ce87" table:formula="of:=[.D165]*([.F165]-[.E16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6" calcext:value-type="float">
            <text:p>18586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66]*([.F166]-[.E166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6" calcext:value-type="float">
            <text:p>18736.0</text:p>
          </table:table-cell>
          <table:table-cell table:style-name="ce63" office:value-type="float" office:value="18880" calcext:value-type="float">
            <text:p>18880.0</text:p>
          </table:table-cell>
          <table:table-cell table:style-name="ce87" table:formula="of:=[.D167]*([.F167]-[.E167])" office:value-type="float" office:value="14400" calcext:value-type="float">
            <text:p>1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46" calcext:value-type="float">
            <text:p>18446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168]*([.F168]-[.E168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2" calcext:value-type="float">
            <text:p>18552.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69]*([.F169]-[.E16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45" calcext:value-type="float">
            <text:p>18445.0</text:p>
          </table:table-cell>
          <table:table-cell table:style-name="ce63" office:value-type="float" office:value="18495" calcext:value-type="float">
            <text:p>18495.0</text:p>
          </table:table-cell>
          <table:table-cell table:style-name="ce87" table:formula="of:=[.D170]*([.F170]-[.E17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9" calcext:value-type="float">
            <text:p>18459.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87" table:formula="of:=[.D171]*([.F171]-[.E17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33" calcext:value-type="float">
            <text:p>18533.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87" table:formula="of:=[.D172]*([.F172]-[.E17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.5" calcext:value-type="float">
            <text:p>18450.5</text:p>
          </table:table-cell>
          <table:table-cell table:style-name="ce63" office:value-type="float" office:value="18505" calcext:value-type="float">
            <text:p>18505.0</text:p>
          </table:table-cell>
          <table:table-cell table:style-name="ce87" table:formula="of:=[.D173]*([.F173]-[.E173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4" calcext:value-type="float">
            <text:p>18704.0</text:p>
          </table:table-cell>
          <table:table-cell table:style-name="ce63" office:value-type="float" office:value="18800" calcext:value-type="float">
            <text:p>18800.0</text:p>
          </table:table-cell>
          <table:table-cell table:style-name="ce87" table:formula="of:=[.D174]*([.F174]-[.E174])" office:value-type="float" office:value="9600" calcext:value-type="float">
            <text:p>9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5]*([.F175]-[.E175])" office:value-type="float" office:value="-52000" calcext:value-type="float">
            <text:p>-5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9.5" calcext:value-type="float">
            <text:p>18799.5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6]*([.F176]-[.E176])" office:value-type="float" office:value="-39950" calcext:value-type="float">
            <text:p>-39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7]*([.F177]-[.E177])" office:value-type="float" office:value="-33500" calcext:value-type="float">
            <text:p>-3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2" calcext:value-type="float">
            <text:p>18642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8]*([.F178]-[.E178])" office:value-type="float" office:value="-24200" calcext:value-type="float">
            <text:p>-2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87" calcext:value-type="float">
            <text:p>18487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9]*([.F179]-[.E179])" office:value-type="float" office:value="-8700" calcext:value-type="float">
            <text:p>-8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71" calcext:value-type="float">
            <text:p>18471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0]*([.F180]-[.E180])" office:value-type="float" office:value="-7100" calcext:value-type="float">
            <text:p>-7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2" calcext:value-type="float">
            <text:p>18412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1]*([.F181]-[.E181])" office:value-type="float" office:value="-1200" calcext:value-type="float">
            <text:p>-1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55" calcext:value-type="float">
            <text:p>18155.0</text:p>
          </table:table-cell>
          <table:table-cell table:style-name="ce63" office:value-type="float" office:value="18360" calcext:value-type="float">
            <text:p>18360.0</text:p>
          </table:table-cell>
          <table:table-cell table:style-name="ce87" table:formula="of:=[.D182]*([.F182]-[.E182])" office:value-type="float" office:value="20500" calcext:value-type="float">
            <text:p>2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39" calcext:value-type="float">
            <text:p>18339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3]*([.F183]-[.E183])" office:value-type="float" office:value="6100" calcext:value-type="float">
            <text:p>6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3" calcext:value-type="float">
            <text:p>18403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4]*([.F184]-[.E184])" office:value-type="float" office:value="-300" calcext:value-type="float">
            <text:p>-300</text:p>
          </table:table-cell>
          <table:table-cell table:style-name="ce70" table:number-columns-repeated="16377"/>
        </table:table-row>
        <table:table-row table:style-name="ro1">
          <table:table-cell table:style-name="ce48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11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11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11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11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11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11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11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11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11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11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11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11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11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11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11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11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11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11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11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11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11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11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11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11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 table:number-rows-repeated="10483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4-02'.A1:'2024-02'.H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9">0000/00/00</text:date>, <text:time style:data-style-name="N2" text:time-value="08:38:22.40501044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2-19T15:14:52.826546987</dc:date>
    <meta:editing-duration>P20DT14H24M52S</meta:editing-duration>
    <meta:editing-cycles>1964</meta:editing-cycles>
    <meta:document-statistic meta:table-count="2" meta:cell-count="3264" meta:object-count="0"/>
  </office:meta>
</office:document-meta>
</file>